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10d0c" draw:opacity="70%" draw:textarea-horizontal-align="justify" draw:textarea-vertical-align="top" draw:auto-grow-height="false" fo:min-height="36cm" fo:min-width="33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5.75cm" fo:min-width="7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5cm" fo:min-width="6.5cm"/>
      <style:paragraph-properties style:writing-mode="lr-tb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5cm" fo:min-width="7.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5cm" fo:min-width="7.7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5cm" fo:min-width="6.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4.75cm" fo:min-width="8.5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objectwithoutfill">
      <style:graphic-properties draw:marker-end="Arrowheads_20_4" draw:marker-end-width="0.3cm" draw:fill="none" draw:textarea-vertical-align="middle"/>
    </style:style>
    <style:style style:name="gr13" style:family="graphic" style:parent-style-name="objectwithoutfill">
      <style:graphic-properties draw:marker-end="Arrowheads_20_5" draw:marker-end-width="0.3cm" draw:fill="none" draw:textarea-vertical-align="middle"/>
    </style:style>
    <style:style style:name="gr14" style:family="graphic" style:parent-style-name="objectwithoutfill">
      <style:graphic-properties draw:marker-end="Arrowheads_20_6" draw:marker-end-width="0.3cm" draw:fill="none" draw:textarea-vertical-align="middle"/>
    </style:style>
    <style:style style:name="gr15" style:family="graphic" style:parent-style-name="objectwithoutfill">
      <style:graphic-properties draw:marker-end="Arrowheads_20_7" draw:marker-end-width="0.3cm" draw:fill="none" draw:textarea-vertical-align="middle"/>
    </style:style>
    <style:style style:name="gr16" style:family="graphic" style:parent-style-name="objectwithoutfill">
      <style:graphic-properties draw:marker-end="Arrowheads_20_8" draw:marker-end-width="0.3cm" draw:fill="none" draw:textarea-vertical-align="middle"/>
    </style:style>
    <style:style style:name="gr17" style:family="graphic" style:parent-style-name="objectwithoutfill">
      <style:graphic-properties draw:marker-end="Arrowheads_20_9" draw:marker-end-width="0.3cm" draw:fill="none" draw:textarea-vertical-align="middle"/>
    </style:style>
    <style:style style:name="gr18" style:family="graphic" style:parent-style-name="objectwithoutfill">
      <style:graphic-properties draw:marker-end="Arrowheads_20_11" draw:marker-end-width="0.3cm" draw:fill="none" draw:textarea-vertical-align="middle"/>
    </style:style>
    <style:style style:name="gr19" style:family="graphic" style:parent-style-name="objectwithoutfill">
      <style:graphic-properties draw:marker-end="Arrowheads_20_12" draw:marker-end-width="0.3cm" draw:fill="none" draw:textarea-vertical-align="middle"/>
    </style:style>
    <style:style style:name="gr20" style:family="graphic" style:parent-style-name="objectwithoutfill">
      <style:graphic-properties draw:marker-end="Arrowheads_20_13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4.75cm" fo:min-width="6.7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.75cm" fo:min-width="6.75cm"/>
      <style:paragraph-properties style:writing-mode="lr-tb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objectwithoutfill">
      <style:graphic-properties draw:marker-end="Arrowheads_20_21" draw:marker-end-width="0.3cm" draw:fill="none" draw:textarea-vertical-align="middle"/>
    </style:style>
    <style:style style:name="gr25" style:family="graphic" style:parent-style-name="objectwithoutfill">
      <style:graphic-properties draw:marker-end="Arrowheads_20_22" draw:marker-end-width="0.3cm" draw:fill="none" draw:textarea-vertical-align="middle"/>
    </style:style>
    <style:style style:name="gr26" style:family="graphic" style:parent-style-name="objectwithoutfill">
      <style:graphic-properties draw:marker-end="Arrowheads_20_23" draw:marker-end-width="0.3cm" draw:fill="none" draw:textarea-vertical-align="middle"/>
    </style:style>
    <style:style style:name="gr27" style:family="graphic" style:parent-style-name="objectwithoutfill">
      <style:graphic-properties draw:marker-end="Arrowheads_20_24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3.75cm" fo:min-width="7.5cm"/>
      <style:paragraph-properties style:writing-mode="lr-tb"/>
    </style:style>
    <style:style style:name="gr29" style:family="graphic" style:parent-style-name="objectwithoutfill">
      <style:graphic-properties draw:marker-end="Arrowheads_20_25" draw:marker-end-width="0.3cm" draw:fill="none" draw:textarea-vertical-align="middle"/>
    </style:style>
    <style:style style:name="gr30" style:family="graphic" style:parent-style-name="objectwithoutfill">
      <style:graphic-properties draw:marker-end="Arrowheads_20_26" draw:marker-end-width="0.3cm" draw:fill="none" draw:textarea-vertical-align="middle"/>
    </style:style>
    <style:style style:name="gr31" style:family="graphic" style:parent-style-name="objectwithoutfill">
      <style:graphic-properties draw:marker-end="Arrowheads_20_27" draw:marker-end-width="0.3cm" draw:fill="none" draw:textarea-vertical-align="middle"/>
    </style:style>
    <style:style style:name="gr32" style:family="graphic" style:parent-style-name="objectwithoutfill">
      <style:graphic-properties draw:marker-end="Arrowheads_20_28" draw:marker-end-width="0.3cm" draw:fill="none" draw:textarea-vertical-align="middle"/>
    </style:style>
    <style:style style:name="gr33" style:family="graphic" style:parent-style-name="objectwithoutfill">
      <style:graphic-properties draw:marker-end="Arrowheads_20_29" draw:marker-end-width="0.3cm" draw:fill="none" draw:textarea-vertical-align="middle"/>
    </style:style>
    <style:style style:name="gr34" style:family="graphic" style:parent-style-name="objectwithoutfill">
      <style:graphic-properties draw:marker-end="Arrowheads_20_30" draw:marker-end-width="0.3cm" draw:fill="none" draw:textarea-vertical-align="middle"/>
    </style:style>
    <style:style style:name="gr35" style:family="graphic" style:parent-style-name="objectwithoutfill">
      <style:graphic-properties draw:marker-end="Arrowheads_20_31" draw:marker-end-width="0.3cm" draw:fill="none" draw:textarea-vertical-align="middle"/>
    </style:style>
    <style:style style:name="gr36" style:family="graphic" style:parent-style-name="standard">
      <style:graphic-properties draw:textarea-horizontal-align="justify" draw:textarea-vertical-align="middle" draw:auto-grow-height="false" fo:min-height="3.5cm" fo:min-width="4.5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3.5cm" fo:min-width="29.788cm"/>
      <style:paragraph-properties style:writing-mode="lr-tb"/>
    </style:style>
    <style:style style:name="gr38" style:family="graphic" style:parent-style-name="objectwithoutfill">
      <style:graphic-properties draw:marker-end="Arrowheads_20_32" draw:marker-end-width="0.3cm" draw:fill="none" draw:textarea-vertical-align="middle"/>
    </style:style>
    <style:style style:name="gr39" style:family="graphic" style:parent-style-name="standard">
      <style:graphic-properties draw:textarea-horizontal-align="justify" draw:textarea-vertical-align="middle" draw:auto-grow-height="false" fo:min-height="3.5cm" fo:min-width="5.25cm"/>
      <style:paragraph-properties style:writing-mode="lr-tb"/>
    </style:style>
    <style:style style:name="gr40" style:family="graphic" style:parent-style-name="objectwithoutfill">
      <style:graphic-properties draw:marker-end="Arrowheads_20_33" draw:marker-end-width="0.3cm" draw:fill="none" draw:textarea-vertical-align="middle"/>
    </style:style>
    <style:style style:name="gr41" style:family="graphic" style:parent-style-name="objectwithoutfill">
      <style:graphic-properties draw:marker-end="Arrowheads_20_34" draw:marker-end-width="0.3cm" draw:fill="none" draw:textarea-vertical-align="middle"/>
    </style:style>
    <style:style style:name="gr42" style:family="graphic" style:parent-style-name="standard">
      <style:graphic-properties draw:textarea-horizontal-align="justify" draw:textarea-vertical-align="middle" draw:auto-grow-height="false" fo:min-height="3.5cm" fo:min-width="6cm"/>
      <style:paragraph-properties style:writing-mode="lr-tb"/>
    </style:style>
    <style:style style:name="gr43" style:family="graphic" style:parent-style-name="objectwithoutfill">
      <style:graphic-properties draw:marker-end="Arrowheads_20_35" draw:marker-end-width="0.3cm" draw:fill="none" draw:textarea-vertical-align="middle"/>
    </style:style>
    <style:style style:name="gr44" style:family="graphic" style:parent-style-name="standard">
      <style:graphic-properties draw:textarea-horizontal-align="justify" draw:textarea-vertical-align="middle" draw:auto-grow-height="false" fo:min-height="3.5cm" fo:min-width="10cm"/>
      <style:paragraph-properties style:writing-mode="lr-tb"/>
    </style:style>
    <style:style style:name="gr45" style:family="graphic" style:parent-style-name="objectwithoutfill">
      <style:graphic-properties draw:marker-end="Arrowheads_20_37" draw:marker-end-width="0.3cm" draw:fill="none" draw:textarea-vertical-align="middle"/>
    </style:style>
    <style:style style:name="gr46" style:family="graphic" style:parent-style-name="standard">
      <style:graphic-properties draw:fill="solid" draw:fill-color="#729fcf" draw:textarea-horizontal-align="justify" draw:textarea-vertical-align="middle" draw:auto-grow-height="false" fo:min-height="3.5cm" fo:min-width="6.75cm"/>
      <style:paragraph-properties style:writing-mode="lr-tb"/>
    </style:style>
    <style:style style:name="gr47" style:family="graphic" style:parent-style-name="objectwithoutfill">
      <style:graphic-properties draw:marker-end="Arrowheads_20_38" draw:marker-end-width="0.3cm" draw:fill="none" draw:textarea-vertical-align="middle"/>
    </style:style>
    <style:style style:name="gr48" style:family="graphic" style:parent-style-name="objectwithoutfill">
      <style:graphic-properties draw:marker-end="Arrowheads_20_39" draw:marker-end-width="0.3cm" draw:fill="none" draw:textarea-vertical-align="middle"/>
    </style:style>
    <style:style style:name="gr49" style:family="graphic" style:parent-style-name="objectwithoutfill">
      <style:graphic-properties draw:marker-end="Arrowheads_20_40" draw:marker-end-width="0.3cm" draw:fill="none" draw:textarea-vertical-align="middle"/>
    </style:style>
    <style:style style:name="gr50" style:family="graphic" style:parent-style-name="standard">
      <style:graphic-properties draw:textarea-horizontal-align="justify" draw:textarea-vertical-align="middle" draw:auto-grow-height="false" fo:min-height="3.5cm" fo:min-width="59.5cm"/>
      <style:paragraph-properties style:writing-mode="lr-tb"/>
    </style:style>
    <style:style style:name="gr51" style:family="graphic" style:parent-style-name="objectwithoutfill">
      <style:graphic-properties draw:marker-end="Arrowheads_20_42" draw:marker-end-width="0.3cm" draw:fill="none" draw:textarea-vertical-align="middle"/>
    </style:style>
    <style:style style:name="gr52" style:family="graphic" style:parent-style-name="objectwithoutfill">
      <style:graphic-properties draw:marker-end="Arrowheads_20_43" draw:marker-end-width="0.3cm" draw:fill="none" draw:textarea-vertical-align="middle"/>
    </style:style>
    <style:style style:name="gr53" style:family="graphic" style:parent-style-name="objectwithoutfill">
      <style:graphic-properties draw:marker-end="Arrowheads_20_44" draw:marker-end-width="0.3cm" draw:fill="none" draw:textarea-vertical-align="middle"/>
    </style:style>
    <style:style style:name="gr54" style:family="graphic" style:parent-style-name="standard">
      <style:graphic-properties draw:textarea-horizontal-align="justify" draw:textarea-vertical-align="middle" draw:auto-grow-height="false" fo:min-height="8cm" fo:min-width="20.75cm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3.5cm" fo:min-width="3.5cm"/>
      <style:paragraph-properties style:writing-mode="lr-tb"/>
    </style:style>
    <style:style style:name="gr56" style:family="graphic" style:parent-style-name="objectwithoutfill">
      <style:graphic-properties draw:marker-end="Arrowheads_20_45" draw:marker-end-width="0.3cm" draw:fill="none" draw:textarea-vertical-align="middle"/>
    </style:style>
    <style:style style:name="gr57" style:family="graphic" style:parent-style-name="objectwithoutfill">
      <style:graphic-properties draw:marker-end="Arrowheads_20_46" draw:marker-end-width="0.3cm" draw:fill="none" draw:textarea-vertical-align="middle"/>
    </style:style>
    <style:style style:name="gr58" style:family="graphic" style:parent-style-name="objectwithoutfill">
      <style:graphic-properties draw:marker-end="Arrowheads_20_47" draw:marker-end-width="0.3cm" draw:fill="none" draw:textarea-vertical-align="middle"/>
    </style:style>
    <style:style style:name="gr59" style:family="graphic" style:parent-style-name="objectwithoutfill">
      <style:graphic-properties draw:marker-end="Arrowheads_20_48" draw:marker-end-width="0.3cm" draw:fill="none" draw:textarea-vertical-align="middle"/>
    </style:style>
    <style:style style:name="gr60" style:family="graphic" style:parent-style-name="objectwithoutfill">
      <style:graphic-properties draw:marker-end="Arrowheads_20_49" draw:marker-end-width="0.3cm" draw:fill="none" draw:textarea-vertical-align="middle"/>
    </style:style>
    <style:style style:name="gr61" style:family="graphic" style:parent-style-name="objectwithoutfill">
      <style:graphic-properties draw:marker-end="Arrowheads_20_50" draw:marker-end-width="0.3cm" draw:fill="none" draw:textarea-vertical-align="middle"/>
    </style:style>
    <style:style style:name="gr62" style:family="graphic" style:parent-style-name="objectwithoutfill">
      <style:graphic-properties draw:marker-end="Arrowheads_20_51" draw:marker-end-width="0.3cm" draw:fill="none" draw:textarea-vertical-align="middle"/>
    </style:style>
    <style:style style:name="gr63" style:family="graphic" style:parent-style-name="objectwithoutfill">
      <style:graphic-properties draw:marker-end="Arrowheads_20_52" draw:marker-end-width="0.3cm" draw:fill="none" draw:textarea-vertical-align="middle"/>
    </style:style>
    <style:style style:name="gr64" style:family="graphic" style:parent-style-name="standard">
      <style:graphic-properties draw:textarea-horizontal-align="justify" draw:textarea-vertical-align="middle" draw:auto-grow-height="false" fo:min-height="4.75cm" fo:min-width="48.25cm"/>
      <style:paragraph-properties style:writing-mode="lr-tb"/>
    </style:style>
    <style:style style:name="gr65" style:family="graphic" style:parent-style-name="objectwithoutfill">
      <style:graphic-properties draw:marker-end="Arrowheads_20_53" draw:marker-end-width="0.3cm" draw:fill="none" draw:textarea-vertical-align="middle"/>
    </style:style>
    <style:style style:name="gr66" style:family="graphic" style:parent-style-name="objectwithoutfill">
      <style:graphic-properties draw:marker-end="Arrowheads_20_54" draw:marker-end-width="0.3cm" draw:fill="none" draw:textarea-vertical-align="middle"/>
    </style:style>
    <style:style style:name="gr67" style:family="graphic" style:parent-style-name="standard">
      <style:graphic-properties draw:textarea-horizontal-align="justify" draw:textarea-vertical-align="middle" draw:auto-grow-height="false" fo:min-height="3.5cm" fo:min-width="7cm"/>
      <style:paragraph-properties style:writing-mode="lr-tb"/>
    </style:style>
    <style:style style:name="gr68" style:family="graphic" style:parent-style-name="objectwithoutfill">
      <style:graphic-properties draw:marker-end="Arrowheads_20_55" draw:marker-end-width="0.3cm" draw:fill="none" draw:textarea-vertical-align="middle"/>
    </style:style>
    <style:style style:name="gr69" style:family="graphic" style:parent-style-name="objectwithoutfill">
      <style:graphic-properties draw:marker-end="Arrowheads_20_56" draw:marker-end-width="0.3cm" draw:fill="none" draw:textarea-vertical-align="middle"/>
    </style:style>
    <style:style style:name="gr70" style:family="graphic" style:parent-style-name="standard">
      <style:graphic-properties draw:fill-color="#c9211e" draw:textarea-horizontal-align="justify" draw:textarea-vertical-align="middle" draw:auto-grow-height="false" fo:min-height="3.235cm" fo:min-width="6.75cm"/>
      <style:paragraph-properties style:writing-mode="lr-tb"/>
    </style:style>
    <style:style style:name="gr71" style:family="graphic" style:parent-style-name="objectwithoutfill">
      <style:graphic-properties draw:marker-end="Arrowheads_20_57" draw:marker-end-width="0.3cm" draw:fill="none" draw:textarea-vertical-align="middle"/>
    </style:style>
    <style:style style:name="gr72" style:family="graphic" style:parent-style-name="standard">
      <style:graphic-properties draw:textarea-horizontal-align="justify" draw:textarea-vertical-align="middle" draw:auto-grow-height="false" fo:min-height="8cm" fo:min-width="6.75cm"/>
      <style:paragraph-properties style:writing-mode="lr-tb"/>
    </style:style>
    <style:style style:name="gr73" style:family="graphic" style:parent-style-name="objectwithoutfill">
      <style:graphic-properties draw:marker-end="Arrowheads_20_58" draw:marker-end-width="0.3cm" draw:fill="none" draw:textarea-vertical-align="middle"/>
    </style:style>
    <style:style style:name="gr74" style:family="graphic" style:parent-style-name="standard">
      <style:graphic-properties draw:textarea-horizontal-align="justify" draw:textarea-vertical-align="middle" draw:auto-grow-height="false" fo:min-height="3.5cm" fo:min-width="15.25cm"/>
      <style:paragraph-properties style:writing-mode="lr-tb"/>
    </style:style>
    <style:style style:name="gr75" style:family="graphic" style:parent-style-name="standard">
      <style:graphic-properties draw:textarea-horizontal-align="justify" draw:textarea-vertical-align="middle" draw:auto-grow-height="false" fo:min-height="3.5cm" fo:min-width="18cm"/>
      <style:paragraph-properties style:writing-mode="lr-tb"/>
    </style:style>
    <style:style style:name="gr76" style:family="graphic" style:parent-style-name="objectwithoutfill">
      <style:graphic-properties draw:marker-end="Arrowheads_20_59" draw:marker-end-width="0.3cm" draw:fill="none" draw:textarea-vertical-align="middle"/>
    </style:style>
    <style:style style:name="gr77" style:family="graphic" style:parent-style-name="objectwithoutfill">
      <style:graphic-properties draw:marker-end="Arrowheads_20_60" draw:marker-end-width="0.3cm" draw:fill="none" draw:textarea-vertical-align="middle"/>
    </style:style>
    <style:style style:name="gr78" style:family="graphic" style:parent-style-name="standard">
      <style:graphic-properties draw:textarea-horizontal-align="justify" draw:textarea-vertical-align="middle" draw:auto-grow-height="false" fo:min-height="3.5cm" fo:min-width="12cm"/>
      <style:paragraph-properties style:writing-mode="lr-tb"/>
    </style:style>
    <style:style style:name="gr79" style:family="graphic" style:parent-style-name="objectwithoutfill">
      <style:graphic-properties draw:marker-end="Arrowheads_20_61" draw:marker-end-width="0.3cm" draw:fill="none" draw:textarea-vertical-align="middle"/>
    </style:style>
    <style:style style:name="gr80" style:family="graphic" style:parent-style-name="standard">
      <style:graphic-properties draw:textarea-horizontal-align="justify" draw:textarea-vertical-align="middle" draw:auto-grow-height="false" fo:min-height="4.75cm" fo:min-width="21.5cm"/>
      <style:paragraph-properties style:writing-mode="lr-tb"/>
    </style:style>
    <style:style style:name="gr81" style:family="graphic" style:parent-style-name="objectwithoutfill">
      <style:graphic-properties draw:marker-end="Arrowheads_20_62" draw:marker-end-width="0.3cm" draw:fill="none" draw:textarea-vertical-align="middle"/>
    </style:style>
    <style:style style:name="gr82" style:family="graphic" style:parent-style-name="objectwithoutfill">
      <style:graphic-properties draw:marker-end="Arrowheads_20_63" draw:marker-end-width="0.3cm" draw:fill="none" draw:textarea-vertical-align="middle"/>
    </style:style>
    <style:style style:name="gr83" style:family="graphic" style:parent-style-name="standard">
      <style:graphic-properties draw:textarea-horizontal-align="justify" draw:textarea-vertical-align="middle" draw:auto-grow-height="false" fo:min-height="3.5cm" fo:min-width="11.5cm"/>
      <style:paragraph-properties style:writing-mode="lr-tb"/>
    </style:style>
    <style:style style:name="gr84" style:family="graphic" style:parent-style-name="objectwithoutfill">
      <style:graphic-properties draw:marker-end="Arrowheads_20_64" draw:marker-end-width="0.3cm" draw:fill="none" draw:textarea-vertical-align="middle"/>
    </style:style>
    <style:style style:name="gr85" style:family="graphic" style:parent-style-name="standard">
      <style:graphic-properties draw:textarea-horizontal-align="justify" draw:textarea-vertical-align="middle" draw:auto-grow-height="false" fo:min-height="3.5cm" fo:min-width="8.75cm"/>
      <style:paragraph-properties style:writing-mode="lr-tb"/>
    </style:style>
    <style:style style:name="gr86" style:family="graphic" style:parent-style-name="objectwithoutfill">
      <style:graphic-properties draw:marker-end="Arrowheads_20_65" draw:marker-end-width="0.3cm" draw:fill="none" draw:textarea-vertical-align="middle"/>
    </style:style>
    <style:style style:name="gr87" style:family="graphic" style:parent-style-name="standard">
      <style:graphic-properties draw:textarea-horizontal-align="justify" draw:textarea-vertical-align="middle" draw:auto-grow-height="false" fo:min-height="3.5cm" fo:min-width="7.25cm"/>
      <style:paragraph-properties style:writing-mode="lr-tb"/>
    </style:style>
    <style:style style:name="gr88" style:family="graphic" style:parent-style-name="objectwithoutfill">
      <style:graphic-properties draw:marker-end="Arrowheads_20_67" draw:marker-end-width="0.3cm" draw:fill="none" draw:textarea-vertical-align="middle"/>
    </style:style>
    <style:style style:name="gr89" style:family="graphic" style:parent-style-name="standard">
      <style:graphic-properties draw:textarea-horizontal-align="justify" draw:textarea-vertical-align="middle" draw:auto-grow-height="false" fo:min-height="3.5cm" fo:min-width="21cm"/>
      <style:paragraph-properties style:writing-mode="lr-tb"/>
    </style:style>
    <style:style style:name="gr90" style:family="graphic" style:parent-style-name="objectwithoutfill">
      <style:graphic-properties draw:marker-end="Arrowheads_20_68" draw:marker-end-width="0.3cm" draw:fill="none" draw:textarea-vertical-align="middle"/>
    </style:style>
    <style:style style:name="gr91" style:family="graphic" style:parent-style-name="objectwithoutfill">
      <style:graphic-properties draw:marker-end="Arrowheads_20_70" draw:marker-end-width="0.3cm" draw:fill="none" draw:textarea-vertical-align="middle"/>
    </style:style>
    <style:style style:name="gr92" style:family="graphic" style:parent-style-name="objectwithoutfill">
      <style:graphic-properties draw:marker-end="Arrowheads_20_71" draw:marker-end-width="0.3cm" draw:fill="none" draw:textarea-vertical-align="middle"/>
    </style:style>
    <style:style style:name="gr93" style:family="graphic" style:parent-style-name="standard">
      <style:graphic-properties draw:textarea-horizontal-align="justify" draw:textarea-vertical-align="middle" draw:auto-grow-height="false" fo:min-height="3.5cm" fo:min-width="8.5cm"/>
      <style:paragraph-properties style:writing-mode="lr-tb"/>
    </style:style>
    <style:style style:name="gr94" style:family="graphic" style:parent-style-name="objectwithoutfill">
      <style:graphic-properties draw:marker-end="Arrowheads_20_72" draw:marker-end-width="0.3cm" draw:fill="none" draw:textarea-vertical-align="middle"/>
    </style:style>
    <style:style style:name="gr95" style:family="graphic" style:parent-style-name="objectwithoutfill">
      <style:graphic-properties draw:marker-end="Arrowheads_20_73" draw:marker-end-width="0.3cm" draw:fill="none" draw:textarea-vertical-align="middle"/>
    </style:style>
    <style:style style:name="gr96" style:family="graphic" style:parent-style-name="standard">
      <style:graphic-properties draw:textarea-horizontal-align="justify" draw:textarea-vertical-align="middle" draw:auto-grow-height="false" fo:min-height="3.5cm" fo:min-width="9.25cm"/>
      <style:paragraph-properties style:writing-mode="lr-tb"/>
    </style:style>
    <style:style style:name="gr97" style:family="graphic" style:parent-style-name="objectwithoutfill">
      <style:graphic-properties draw:marker-end="Arrowheads_20_74" draw:marker-end-width="0.3cm" draw:fill="none" draw:textarea-vertical-align="middle"/>
    </style:style>
    <style:style style:name="gr98" style:family="graphic" style:parent-style-name="objectwithoutfill">
      <style:graphic-properties draw:marker-end="Arrowheads_20_75" draw:marker-end-width="0.3cm" draw:fill="none" draw:textarea-vertical-align="middle"/>
    </style:style>
    <style:style style:name="gr99" style:family="graphic" style:parent-style-name="standard">
      <style:graphic-properties draw:textarea-horizontal-align="justify" draw:textarea-vertical-align="middle" draw:auto-grow-height="false" fo:min-height="3.5cm" fo:min-width="17cm"/>
      <style:paragraph-properties style:writing-mode="lr-tb"/>
    </style:style>
    <style:style style:name="gr100" style:family="graphic" style:parent-style-name="standard">
      <style:graphic-properties draw:textarea-horizontal-align="justify" draw:textarea-vertical-align="middle" draw:auto-grow-height="false" fo:min-height="3.5cm" fo:min-width="20.25cm"/>
      <style:paragraph-properties style:writing-mode="lr-tb"/>
    </style:style>
    <style:style style:name="gr101" style:family="graphic" style:parent-style-name="objectwithoutfill">
      <style:graphic-properties draw:marker-end="Arrowheads_20_76" draw:marker-end-width="0.3cm" draw:fill="none" draw:textarea-vertical-align="middle"/>
    </style:style>
    <style:style style:name="gr102" style:family="graphic" style:parent-style-name="objectwithoutfill">
      <style:graphic-properties draw:marker-end="Arrowheads_20_77" draw:marker-end-width="0.3cm" draw:fill="none" draw:textarea-vertical-align="middle"/>
    </style:style>
    <style:style style:name="gr103" style:family="graphic" style:parent-style-name="standard">
      <style:graphic-properties draw:textarea-horizontal-align="justify" draw:textarea-vertical-align="middle" draw:auto-grow-height="false" fo:min-height="3.5cm" fo:min-width="7.75cm"/>
      <style:paragraph-properties style:writing-mode="lr-tb"/>
    </style:style>
    <style:style style:name="gr104" style:family="graphic" style:parent-style-name="objectwithoutfill">
      <style:graphic-properties draw:marker-end="Arrowheads_20_78" draw:marker-end-width="0.3cm" draw:fill="none" draw:textarea-vertical-align="middle"/>
    </style:style>
    <style:style style:name="gr105" style:family="graphic" style:parent-style-name="objectwithoutfill">
      <style:graphic-properties draw:marker-end="Arrowheads_20_79" draw:marker-end-width="0.3cm" draw:fill="none" draw:textarea-vertical-align="middle"/>
    </style:style>
    <style:style style:name="gr106" style:family="graphic" style:parent-style-name="standard">
      <style:graphic-properties draw:textarea-horizontal-align="justify" draw:textarea-vertical-align="middle" draw:auto-grow-height="false" fo:min-height="3.5cm" fo:min-width="4.25cm"/>
      <style:paragraph-properties style:writing-mode="lr-tb"/>
    </style:style>
    <style:style style:name="gr107" style:family="graphic" style:parent-style-name="objectwithoutfill">
      <style:graphic-properties draw:marker-end="Arrowheads_20_80" draw:marker-end-width="0.3cm" draw:fill="none" draw:textarea-vertical-align="middle"/>
    </style:style>
    <style:style style:name="gr108" style:family="graphic" style:parent-style-name="standard">
      <style:graphic-properties draw:textarea-horizontal-align="justify" draw:textarea-vertical-align="middle" draw:auto-grow-height="false" fo:min-height="3.5cm" fo:min-width="9.5cm"/>
      <style:paragraph-properties style:writing-mode="lr-tb"/>
    </style:style>
    <style:style style:name="gr109" style:family="graphic" style:parent-style-name="objectwithoutfill">
      <style:graphic-properties draw:marker-end="Arrowheads_20_81" draw:marker-end-width="0.3cm" draw:fill="none" draw:textarea-vertical-align="middle"/>
    </style:style>
    <style:style style:name="gr110" style:family="graphic" style:parent-style-name="objectwithoutfill">
      <style:graphic-properties draw:marker-end="Arrowheads_20_82" draw:marker-end-width="0.3cm" draw:fill="none" draw:textarea-vertical-align="middle"/>
    </style:style>
    <style:style style:name="gr111" style:family="graphic" style:parent-style-name="objectwithoutfill">
      <style:graphic-properties draw:marker-end="Arrowheads_20_83" draw:marker-end-width="0.3cm" draw:fill="none" draw:textarea-vertical-align="middle"/>
    </style:style>
    <style:style style:name="gr112" style:family="graphic" style:parent-style-name="standard">
      <style:graphic-properties draw:textarea-horizontal-align="justify" draw:textarea-vertical-align="middle" draw:auto-grow-height="false" fo:min-height="3.5cm" fo:min-width="5cm"/>
      <style:paragraph-properties style:writing-mode="lr-tb"/>
    </style:style>
    <style:style style:name="gr113" style:family="graphic" style:parent-style-name="objectwithoutfill">
      <style:graphic-properties draw:marker-end="Arrowheads_20_84" draw:marker-end-width="0.3cm" draw:fill="none" draw:textarea-vertical-align="middle"/>
    </style:style>
    <style:style style:name="gr114" style:family="graphic" style:parent-style-name="objectwithoutfill">
      <style:graphic-properties draw:marker-end="Arrowheads_20_85" draw:marker-end-width="0.3cm" draw:fill="none" draw:textarea-vertical-align="middle"/>
    </style:style>
    <style:style style:name="gr115" style:family="graphic" style:parent-style-name="objectwithoutfill">
      <style:graphic-properties draw:marker-end="Arrowheads_20_86" draw:marker-end-width="0.3cm" draw:fill="none" draw:textarea-vertical-align="middle"/>
    </style:style>
    <style:style style:name="gr116" style:family="graphic" style:parent-style-name="standard">
      <style:graphic-properties draw:textarea-horizontal-align="justify" draw:textarea-vertical-align="middle" draw:auto-grow-height="false" fo:min-height="3.5cm" fo:min-width="5.5cm"/>
      <style:paragraph-properties style:writing-mode="lr-tb"/>
    </style:style>
    <style:style style:name="gr117" style:family="graphic" style:parent-style-name="objectwithoutfill">
      <style:graphic-properties draw:marker-end="Arrowheads_20_87" draw:marker-end-width="0.3cm" draw:fill="none" draw:textarea-vertical-align="middle"/>
    </style:style>
    <style:style style:name="gr118" style:family="graphic" style:parent-style-name="objectwithoutfill">
      <style:graphic-properties draw:marker-end="Arrowheads_20_88" draw:marker-end-width="0.3cm" draw:fill="none" draw:textarea-vertical-align="middle"/>
    </style:style>
    <style:style style:name="gr119" style:family="graphic" style:parent-style-name="objectwithoutfill">
      <style:graphic-properties draw:marker-end="Arrowheads_20_89" draw:marker-end-width="0.3cm" draw:fill="none" draw:textarea-vertical-align="middle"/>
    </style:style>
    <style:style style:name="gr120" style:family="graphic" style:parent-style-name="standard">
      <style:graphic-properties draw:textarea-horizontal-align="justify" draw:textarea-vertical-align="middle" draw:auto-grow-height="false" fo:min-height="3.75cm" fo:min-width="4cm"/>
      <style:paragraph-properties style:writing-mode="lr-tb"/>
    </style:style>
    <style:style style:name="gr121" style:family="graphic" style:parent-style-name="objectwithoutfill">
      <style:graphic-properties draw:marker-end="Arrowheads_20_90" draw:marker-end-width="0.3cm" draw:fill="none" draw:textarea-vertical-align="middle"/>
    </style:style>
    <style:style style:name="gr122" style:family="graphic" style:parent-style-name="objectwithoutfill">
      <style:graphic-properties draw:marker-end="Arrowheads_20_91" draw:marker-end-width="0.3cm" draw:fill="none" draw:textarea-vertical-align="middle"/>
    </style:style>
    <style:style style:name="gr123" style:family="graphic" style:parent-style-name="objectwithoutfill">
      <style:graphic-properties draw:marker-end="Arrowheads_20_92" draw:marker-end-width="0.3cm" draw:fill="none" draw:textarea-vertical-align="middle"/>
    </style:style>
    <style:style style:name="gr124" style:family="graphic" style:parent-style-name="objectwithoutfill">
      <style:graphic-properties draw:marker-end="Arrowheads_20_93" draw:marker-end-width="0.3cm" draw:fill="none" draw:textarea-vertical-align="middle"/>
    </style:style>
    <style:style style:name="gr125" style:family="graphic" style:parent-style-name="objectwithoutfill">
      <style:graphic-properties draw:marker-end="Arrowheads_20_94" draw:marker-end-width="0.3cm" draw:fill="none" draw:textarea-vertical-align="middle"/>
    </style:style>
    <style:style style:name="gr126" style:family="graphic" style:parent-style-name="objectwithoutfill">
      <style:graphic-properties draw:marker-end="Arrowheads_20_95" draw:marker-end-width="0.3cm" draw:fill="none" draw:textarea-vertical-align="middle"/>
    </style:style>
    <style:style style:name="gr127" style:family="graphic" style:parent-style-name="objectwithoutfill">
      <style:graphic-properties draw:marker-end="Arrowheads_20_96" draw:marker-end-width="0.3cm" draw:fill="none" draw:textarea-vertical-align="middle"/>
    </style:style>
    <style:style style:name="gr128" style:family="graphic" style:parent-style-name="standard">
      <style:graphic-properties draw:textarea-horizontal-align="justify" draw:textarea-vertical-align="middle" draw:auto-grow-height="false" fo:min-height="3.5cm" fo:min-width="6.25cm"/>
      <style:paragraph-properties style:writing-mode="lr-tb"/>
    </style:style>
    <style:style style:name="gr129" style:family="graphic" style:parent-style-name="standard">
      <style:graphic-properties draw:textarea-horizontal-align="justify" draw:textarea-vertical-align="middle" draw:auto-grow-height="false" fo:min-height="3.5cm" fo:min-width="4cm"/>
      <style:paragraph-properties style:writing-mode="lr-tb"/>
    </style:style>
    <style:style style:name="gr130" style:family="graphic" style:parent-style-name="objectwithoutfill">
      <style:graphic-properties draw:marker-end="Arrowheads_20_66" draw:marker-end-width="0.3cm" draw:fill="none" draw:textarea-vertical-align="middle"/>
    </style:style>
    <style:style style:name="P1" style:family="paragraph">
      <style:paragraph-properties fo:text-align="start" style:writing-mode="lr-tb"/>
      <style:text-properties style:text-outline="true"/>
    </style:style>
    <style:style style:name="P2" style:family="paragraph">
      <loext:graphic-properties draw:fill-color="#f10d0c" draw:opacity="70%"/>
      <style:paragraph-properties fo:text-align="start" style:writing-mode="lr-tb"/>
      <style:text-properties style:text-outline="true"/>
    </style:style>
    <style:style style:name="P3" style:family="paragraph">
      <style:paragraph-properties fo:text-align="center" style:writing-mode="lr-tb"/>
      <style:text-properties style:text-outline="true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outline="true"/>
    </style:style>
    <style:style style:name="P8" style:family="paragraph">
      <loext:graphic-properties draw:fill="solid" draw:fill-color="#729fcf"/>
      <style:paragraph-properties fo:text-align="center" style:writing-mode="lr-tb"/>
      <style:text-properties style:text-outline="true"/>
    </style:style>
    <style:style style:name="P9" style:family="paragraph">
      <loext:graphic-properties draw:fill-color="#c9211e"/>
      <style:paragraph-properties fo:text-align="center" style:writing-mode="lr-tb"/>
      <style:text-properties style:text-outline="true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language="ru" fo:country="RU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3.75cm" svg:height="36.25cm" svg:x="1.5cm" svg:y="0.75cm">
          <text:p text:style-name="P1"><text:span text:style-name="T1"><text:s/></text:span><text:span text:style-name="T1">Very Pas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Pa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8.25cm" svg:height="6cm" svg:x="1.999cm" svg:y="12.75cm">
          <text:p text:style-name="P3">Дедушка(Ричард)</text:p>
          <text:p text:style-name="P3"><text:s/>совершает убийство, </text:p>
          <text:p text:style-name="P3">Чтобы завладеть </text:p>
          <text:p text:style-name="P3">особняком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" draw:id="id10" draw:layer="layout" svg:width="8.25cm" svg:height="6cm" svg:x="2.499cm" svg:y="20.25cm">
          <text:p text:style-name="P3">Оставшийся наследник </text:p>
          <text:p text:style-name="P3">Особняка (Генри) теряется </text:p>
          <text:p text:style-name="P3">(подбрасывается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8.25cm" svg:height="6cm" svg:x="2.499cm" svg:y="27cm">
          <text:p text:style-name="P3">Дедушка завладевает</text:p>
          <text:p text:style-name="P3">Особняком.</text:p>
          <text:p text:style-name="P3"/>
          <text:p text:style-name="P3">Правду о нем знает</text:p>
          <text:p text:style-name="P3">Только отец Дженни,</text:p>
          <text:p text:style-name="P3">Но он молчит, так как</text:p>
          <text:p text:style-name="P3">Получил взятку от Ричард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6" draw:id="id6" draw:layer="layout" svg:width="7cm" svg:height="3.75cm" svg:x="21.75cm" svg:y="4cm">
          <text:p text:style-name="P3">ОД рассказывает </text:p>
          <text:p text:style-name="P3">Ричарду про Генри. </text:p>
          <text:p text:style-name="P3">Тот травит ОД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8.25cm" svg:height="6cm" svg:x="2.25cm" svg:y="5.75cm">
          <text:p text:style-name="P3">Ричард узнает от отца</text:p>
          <text:p text:style-name="P3">Дженни, что семья</text:p>
          <text:p text:style-name="P3">Получила в наследство</text:p>
          <text:p text:style-name="P3">особняк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8.25cm" svg:height="6cm" svg:x="12.25cm" svg:y="27cm">
          <text:p text:style-name="P3">Генри вырос в плохих</text:p>
          <text:p text:style-name="P3">Условиях, мечтая</text:p>
          <text:p text:style-name="P3">Узнать правду о своей</text:p>
          <text:p text:style-name="P3">Семье.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6.624cm" svg:y1="33cm" svg:x2="16.375cm" svg:y2="33cm" draw:start-shape="id1" draw:start-glue-point="2" draw:end-shape="id2" draw:end-glue-point="2" svg:d="M6624 33000v501h9751v-501" svg:viewBox="0 0 9752 502">
          <text:p/>
        </draw:connector>
        <draw:custom-shape draw:style-name="gr5" draw:text-style-name="P3" xml:id="id3" draw:id="id3" draw:layer="layout" svg:width="8.25cm" svg:height="5.25cm" svg:x="12.25cm" svg:y="19.5cm">
          <text:p text:style-name="P3">Став полицейским,</text:p>
          <text:p text:style-name="P3">Генри нашел информацию</text:p>
          <text:p text:style-name="P3">О том, что произошло с</text:p>
          <text:p text:style-name="P3">Его родителями.</text:p>
          <text:p text:style-name="P3">Он понял, что это не был</text:p>
          <text:p text:style-name="P3">Несчастный случай.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6.375cm" svg:y1="27cm" svg:x2="16.375cm" svg:y2="24.75cm" draw:start-shape="id2" draw:start-glue-point="0" draw:end-shape="id3" draw:end-glue-point="2" svg:d="M16375 27000v-2250" svg:viewBox="0 0 1 2251">
          <text:p/>
        </draw:connector>
        <draw:custom-shape draw:style-name="gr5" draw:text-style-name="P3" xml:id="id4" draw:id="id4" draw:layer="layout" svg:width="8.25cm" svg:height="5.25cm" svg:x="12.25cm" svg:y="10.75cm">
          <text:p text:style-name="P3">Единственный рабочий </text:p>
          <text:p text:style-name="P3">Контакт, который он</text:p>
          <text:p text:style-name="P3">Нашел, был </text:p>
          <text:p text:style-name="P3">отец Дженни(ОД), - Юрист,</text:p>
          <text:p text:style-name="P3">ответственный</text:p>
          <text:p text:style-name="P3">За передачу наследства.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6.375cm" svg:y1="19.5cm" svg:x2="16.375cm" svg:y2="16cm" draw:start-shape="id3" draw:start-glue-point="0" draw:end-shape="id4" draw:end-glue-point="2" svg:d="M16375 19500v-3500" svg:viewBox="0 0 1 3501">
          <text:p/>
        </draw:connector>
        <draw:custom-shape draw:style-name="gr5" draw:text-style-name="P3" xml:id="id5" draw:id="id5" draw:layer="layout" svg:width="8.25cm" svg:height="5.25cm" svg:x="12.25cm" svg:y="4.75cm">
          <text:p text:style-name="P3">Узнав, что остался </text:p>
          <text:p text:style-name="P3">Наследник, у ОД </text:p>
          <text:p text:style-name="P3">Просыпается совесть</text:p>
          <text:p text:style-name="P3">И он просит Генри </text:p>
          <text:p text:style-name="P3">Приехать, пообещав </text:p>
          <text:p text:style-name="P3">“Раскрыть правду”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6.375cm" svg:y1="10.75cm" svg:x2="16.375cm" svg:y2="10cm" draw:start-shape="id4" draw:start-glue-point="0" draw:end-shape="id5" draw:end-glue-point="2" svg:d="M16375 10750v-750" svg:viewBox="0 0 1 751">
          <text:p/>
        </draw:connector>
        <draw:connector draw:style-name="gr4" draw:text-style-name="P4" draw:layer="layout" svg:x1="20.5cm" svg:y1="7.375cm" svg:x2="21.75cm" svg:y2="5.875cm" draw:start-shape="id5" draw:start-glue-point="1" draw:end-shape="id6" draw:end-glue-point="3" svg:d="M20500 7375h625v-1500h625" svg:viewBox="0 0 1251 1501">
          <text:p/>
        </draw:connector>
        <draw:custom-shape draw:style-name="gr6" draw:text-style-name="P3" xml:id="id7" draw:id="id7" draw:layer="layout" svg:width="8.25cm" svg:height="2.75cm" svg:x="21cm" svg:y="9cm">
          <text:p text:style-name="P3">Приехав, Генри находит ОД </text:p>
          <text:p text:style-name="P3">Мертвым.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5.25cm" svg:y1="7.75cm" svg:x2="25.125cm" svg:y2="9cm" draw:start-shape="id6" draw:start-glue-point="2" draw:end-shape="id7" draw:end-glue-point="0" svg:d="M25250 7750v625h-125v625" svg:viewBox="0 0 126 1251">
          <text:p/>
        </draw:connector>
        <draw:custom-shape draw:style-name="gr7" draw:text-style-name="P3" xml:id="id8" draw:id="id8" draw:layer="layout" svg:width="7.25cm" svg:height="3.75cm" svg:x="21.5cm" svg:y="13cm">
          <text:p text:style-name="P3">Генри встечает Макса</text:p>
          <text:p text:style-name="P3">На месте преступления</text:p>
          <text:p text:style-name="P3">И предлагает помощь</text:p>
          <text:p text:style-name="P3">В будущем </text:p>
          <text:p text:style-name="P3">расследовании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5.125cm" svg:y1="11.75cm" svg:x2="25.125cm" svg:y2="13cm" draw:start-shape="id7" draw:start-glue-point="2" draw:end-shape="id8" draw:end-glue-point="0" svg:d="M25125 11750v1250" svg:viewBox="0 0 1 1251">
          <text:p/>
        </draw:connector>
        <draw:custom-shape draw:style-name="gr7" draw:text-style-name="P3" xml:id="id9" draw:id="id9" draw:layer="layout" svg:width="7.25cm" svg:height="3.75cm" svg:x="21.5cm" svg:y="17.75cm">
          <text:p text:style-name="P3">Дженни убеждена,</text:p>
          <text:p text:style-name="P3">Что один из копов </text:p>
          <text:p text:style-name="P3">убил ОД</text:p>
          <text:p text:style-name="P3">И хочет ему отомстить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5.125cm" svg:y1="16.75cm" svg:x2="25.125cm" svg:y2="17.75cm" draw:start-shape="id8" draw:start-glue-point="2" draw:end-shape="id9" draw:end-glue-point="0" svg:d="M25125 16750v1000" svg:viewBox="0 0 1 1001">
          <text:p/>
        </draw:connector>
        <draw:custom-shape draw:style-name="gr8" draw:text-style-name="P3" xml:id="id12" draw:id="id12" draw:layer="layout" svg:width="9cm" svg:height="5cm" svg:x="22cm" svg:y="22.75cm">
          <text:p text:style-name="P3">Через несколько дней, Генри </text:p>
          <text:p text:style-name="P3">начинает подозревать </text:p>
          <text:p text:style-name="P3">Ричарда во всём. Он </text:p>
          <text:p text:style-name="P3">Предлагаем Максу проверить</text:p>
          <text:p text:style-name="P3">особняк, и они идут туда.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25.125cm" svg:y1="16.75cm" svg:x2="25.125cm" svg:y2="17.75cm" draw:start-shape="id8" draw:start-glue-point="2" draw:end-shape="id9" draw:end-glue-point="0" svg:d="M25125 16750v1000" svg:viewBox="0 0 1 1001">
          <text:p/>
        </draw:connector>
        <draw:connector draw:style-name="gr10" draw:text-style-name="P5" draw:layer="layout" svg:x1="25.125cm" svg:y1="11.75cm" svg:x2="25.125cm" svg:y2="13cm" draw:start-shape="id7" draw:start-glue-point="2" draw:end-shape="id8" draw:end-glue-point="0" svg:d="M25125 11750v1250" svg:viewBox="0 0 1 1251">
          <text:p/>
        </draw:connector>
        <draw:connector draw:style-name="gr11" draw:text-style-name="P5" draw:layer="layout" svg:x1="25.25cm" svg:y1="7.75cm" svg:x2="25.125cm" svg:y2="9cm" draw:start-shape="id6" draw:start-glue-point="2" draw:end-shape="id7" draw:end-glue-point="0" svg:d="M25250 7750v625h-125v625" svg:viewBox="0 0 126 1251">
          <text:p/>
        </draw:connector>
        <draw:connector draw:style-name="gr12" draw:text-style-name="P5" draw:layer="layout" svg:x1="20.5cm" svg:y1="7.375cm" svg:x2="21.75cm" svg:y2="5.875cm" draw:start-shape="id5" draw:start-glue-point="1" draw:end-shape="id6" draw:end-glue-point="3" svg:d="M20500 7375h625v-1500h625" svg:viewBox="0 0 1251 1501">
          <text:p/>
        </draw:connector>
        <draw:connector draw:style-name="gr13" draw:text-style-name="P5" draw:layer="layout" svg:x1="16.375cm" svg:y1="10.75cm" svg:x2="16.375cm" svg:y2="10cm" draw:start-shape="id4" draw:start-glue-point="0" draw:end-shape="id5" draw:end-glue-point="2" svg:d="M16375 10750v-750" svg:viewBox="0 0 1 751">
          <text:p/>
        </draw:connector>
        <draw:connector draw:style-name="gr14" draw:text-style-name="P5" draw:layer="layout" svg:x1="16.375cm" svg:y1="19.5cm" svg:x2="16.375cm" svg:y2="16cm" draw:start-shape="id3" draw:start-glue-point="0" draw:end-shape="id4" draw:end-glue-point="2" svg:d="M16375 19500v-3500" svg:viewBox="0 0 1 3501">
          <text:p/>
        </draw:connector>
        <draw:connector draw:style-name="gr15" draw:text-style-name="P6" draw:layer="layout" svg:x1="16.375cm" svg:y1="27cm" svg:x2="16.375cm" svg:y2="24.75cm" draw:start-shape="id2" draw:start-glue-point="0" draw:end-shape="id3" draw:end-glue-point="2" svg:d="M16375 27000v-2250" svg:viewBox="0 0 1 2251">
          <text:p/>
        </draw:connector>
        <draw:connector draw:style-name="gr16" draw:text-style-name="P5" draw:layer="layout" svg:x1="6.624cm" svg:y1="33cm" svg:x2="16.375cm" svg:y2="33cm" draw:start-shape="id1" draw:start-glue-point="2" draw:end-shape="id2" draw:end-glue-point="2" svg:d="M6624 33000v501h9751v-501" svg:viewBox="0 0 9752 502">
          <text:p/>
        </draw:connector>
        <draw:connector draw:style-name="gr17" draw:text-style-name="P5" draw:layer="layout" draw:line-skew="0cm 6.751cm" svg:x1="10.749cm" svg:y1="23.25cm" svg:x2="6.624cm" svg:y2="27cm" draw:start-shape="id10" draw:start-glue-point="1" draw:end-shape="id1" draw:end-glue-point="0" svg:d="M10749 23250h501v3250h-4626v500" svg:viewBox="0 0 4627 3751">
          <text:p/>
        </draw:connector>
        <draw:connector draw:style-name="gr18" draw:text-style-name="P5" draw:layer="layout" svg:x1="10.249cm" svg:y1="15.75cm" svg:x2="6.624cm" svg:y2="20.25cm" draw:start-shape="id11" draw:start-glue-point="1" draw:end-shape="id10" draw:end-glue-point="0" svg:d="M10249 15750h501v3750h-4126v750" svg:viewBox="0 0 4127 4501">
          <text:p/>
        </draw:connector>
        <draw:connector draw:style-name="gr19" draw:text-style-name="P5" draw:layer="layout" svg:x1="25.125cm" svg:y1="21.5cm" svg:x2="26.5cm" svg:y2="22.75cm" draw:start-shape="id9" draw:start-glue-point="2" draw:end-shape="id12" draw:end-glue-point="0" svg:d="M25125 21500v625h1375v625" svg:viewBox="0 0 1376 1251">
          <text:p/>
        </draw:connector>
        <draw:custom-shape draw:style-name="gr7" draw:text-style-name="P3" xml:id="id13" draw:id="id13" draw:layer="layout" svg:width="7.25cm" svg:height="3.75cm" svg:x="35cm" svg:y="27.25cm">
          <text:p text:style-name="P3"><text:span text:style-name="T2">Дженни идет за ними, </text:span></text:p>
          <text:p text:style-name="P3"><text:span text:style-name="T2">Чтобы выяснить, кто из</text:span></text:p>
          <text:p text:style-name="P3"><text:span text:style-name="T2">Них убил О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5" draw:layer="layout" svg:x1="26.5cm" svg:y1="27.75cm" svg:x2="35cm" svg:y2="29.125cm" draw:start-shape="id12" draw:start-glue-point="2" draw:end-shape="id13" draw:end-glue-point="3" svg:d="M26500 27750v1375h8500" svg:viewBox="0 0 8501 1376">
          <text:p/>
        </draw:connector>
        <draw:custom-shape draw:style-name="gr7" draw:text-style-name="P3" xml:id="id14" draw:id="id14" draw:layer="layout" svg:width="7.25cm" svg:height="3.75cm" svg:x="45cm" svg:y="32.25cm">
          <text:p text:style-name="P3"><text:span text:style-name="T2">Медсестра</text:span> <text:span text:style-name="T2">приходит</text:span> <text:span text:style-name="T2">в</text:span> </text:p>
          <text:p text:style-name="P3"><text:span text:style-name="T2">Особняк</text:span> <text:span text:style-name="T2">для</text:span> </text:p>
          <text:p text:style-name="P3"><text:span text:style-name="T2">Регулярного осмотра</text:span></text:p>
          <text:p text:style-name="P3"><text:span text:style-name="T2">Ричар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7" draw:id="id17" draw:layer="layout" svg:width="7.25cm" svg:height="3.75cm" svg:x="27cm" svg:y="37.75cm">
          <text:p text:style-name="P3">Бен работает</text:p>
          <text:p text:style-name="P3">У Ричарда в качестве</text:p>
          <text:p text:style-name="P3">бухгалтер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6" draw:id="id16" draw:layer="layout" svg:width="7.25cm" svg:height="3.75cm" svg:x="27cm" svg:y="42.5cm">
          <text:p text:style-name="P3">Эмили работает</text:p>
          <text:p text:style-name="P3">в особняке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xml:id="id15" draw:id="id15" draw:layer="layout" svg:width="7.25cm" svg:height="5cm" svg:x="27cm" svg:y="51.25cm">
          <text:p text:style-name="P3">Сьюзи играла в саду </text:p>
          <text:p text:style-name="P3">Особняка, но её застала</text:p>
          <text:p text:style-name="P3">Гроза и она решила</text:p>
          <text:p text:style-name="P3">Переждать в секретных</text:p>
          <text:p text:style-name="P3">Частях особняк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7.25cm" svg:height="3.75cm" svg:x="185.25cm" svg:y="40cm">
          <text:p text:style-name="P3">Конец сюжетной </text:p>
          <text:p text:style-name="P3">Линии Сьюзи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7.25cm" svg:height="3cm" svg:x="336.5cm" svg:y="41cm">
          <text:p text:style-name="P3">Конец сюжетной </text:p>
          <text:p text:style-name="P3">Линии Дженни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7.25cm" svg:height="3cm" svg:x="576.5cm" svg:y="43.75cm">
          <text:p text:style-name="P3">Конец основного сюжета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6" draw:layer="layout" svg:x1="58.5cm" svg:y1="0cm" svg:x2="58.5cm" svg:y2="121.75cm">
          <text:p/>
        </draw:line>
        <draw:connector draw:style-name="gr24" draw:text-style-name="P5" draw:layer="layout" svg:x1="26.5cm" svg:y1="27.75cm" svg:x2="45cm" svg:y2="34.125cm" draw:start-shape="id12" draw:start-glue-point="2" draw:end-shape="id14" draw:end-glue-point="3" svg:d="M26500 27750v6375h18500" svg:viewBox="0 0 18501 6376">
          <text:p/>
        </draw:connector>
        <draw:connector draw:style-name="gr25" draw:text-style-name="P5" draw:layer="layout" svg:x1="26.5cm" svg:y1="27.75cm" svg:x2="27cm" svg:y2="53.75cm" draw:start-shape="id12" draw:start-glue-point="2" draw:end-shape="id15" draw:end-glue-point="3" svg:d="M26500 27750v11750h-1v14250h501" svg:viewBox="0 0 502 26001">
          <text:p/>
        </draw:connector>
        <draw:connector draw:style-name="gr26" draw:text-style-name="P5" draw:layer="layout" svg:x1="26.5cm" svg:y1="27.75cm" svg:x2="27cm" svg:y2="44.375cm" draw:start-shape="id12" draw:start-glue-point="2" draw:end-shape="id16" draw:end-glue-point="3" svg:d="M26500 27750v7375h-1v9250h501" svg:viewBox="0 0 502 16626">
          <text:p/>
        </draw:connector>
        <draw:connector draw:style-name="gr27" draw:text-style-name="P5" draw:layer="layout" svg:x1="26.5cm" svg:y1="27.75cm" svg:x2="27cm" svg:y2="39.625cm" draw:start-shape="id12" draw:start-glue-point="2" draw:end-shape="id17" draw:end-glue-point="3" svg:d="M26500 27750v5000h-1v6875h501" svg:viewBox="0 0 502 11876">
          <text:p/>
        </draw:connector>
        <draw:custom-shape draw:style-name="gr28" draw:text-style-name="P3" xml:id="id18" draw:id="id18" draw:layer="layout" svg:width="8cm" svg:height="4cm" svg:x="27cm" svg:y="57.75cm">
          <text:p text:style-name="P3">Повар обнаруживает,</text:p>
          <text:p text:style-name="P3">Что его собака </text:p>
          <text:p text:style-name="P3">Отравилась, съев остатки</text:p>
          <text:p text:style-name="P3">Обеда ОД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5" draw:layer="layout" svg:x1="26.5cm" svg:y1="27.75cm" svg:x2="27cm" svg:y2="59.75cm" draw:start-shape="id12" draw:start-glue-point="2" draw:end-shape="id18" draw:end-glue-point="3" svg:d="M26500 27750v15000h-1v17000h501" svg:viewBox="0 0 502 32001">
          <text:p/>
        </draw:connector>
        <draw:custom-shape draw:style-name="gr7" draw:text-style-name="P3" xml:id="id19" draw:id="id19" draw:layer="layout" svg:width="7.25cm" svg:height="3.75cm" svg:x="35.788cm" svg:y="57.866cm">
          <text:p text:style-name="P3">Он решает спросить</text:p>
          <text:p text:style-name="P3">Ричарда об этом, и</text:p>
          <text:p text:style-name="P3">Начинает пытаться его</text:p>
          <text:p text:style-name="P3">шантажировать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5" draw:layer="layout" svg:x1="35cm" svg:y1="59.75cm" svg:x2="35.788cm" svg:y2="59.741cm" draw:start-shape="id18" draw:start-glue-point="1" draw:end-shape="id19" draw:end-glue-point="3" svg:d="M35000 59750h394v-9h394" svg:viewBox="0 0 789 10">
          <text:p/>
        </draw:connector>
        <draw:custom-shape draw:style-name="gr7" draw:text-style-name="P3" xml:id="id20" draw:id="id20" draw:layer="layout" svg:width="7.25cm" svg:height="3.75cm" svg:x="27.25cm" svg:y="63cm">
          <text:p text:style-name="P3"><text:s/>Ричард находится у себя</text:p>
          <text:p text:style-name="P3">В особняке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5" draw:layer="layout" svg:x1="26.5cm" svg:y1="27.75cm" svg:x2="27.25cm" svg:y2="64.875cm" draw:start-shape="id12" draw:start-glue-point="2" draw:end-shape="id20" draw:end-glue-point="3" svg:d="M26500 27750v37125h750" svg:viewBox="0 0 751 37126">
          <text:p/>
        </draw:connector>
        <draw:custom-shape draw:style-name="gr7" draw:text-style-name="P3" xml:id="id21" draw:id="id21" draw:layer="layout" svg:width="7.25cm" svg:height="3.75cm" svg:x="38.5cm" svg:y="63cm">
          <text:p text:style-name="P3">Ричард соглашается</text:p>
          <text:p text:style-name="P3">Дать повару денег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5" draw:layer="layout" svg:x1="34.5cm" svg:y1="64.875cm" svg:x2="38.5cm" svg:y2="64.875cm" draw:start-shape="id20" draw:start-glue-point="1" draw:end-shape="id21" draw:end-glue-point="3" svg:d="M34500 64875h4000" svg:viewBox="0 0 4001 1">
          <text:p/>
        </draw:connector>
        <draw:custom-shape draw:style-name="gr7" draw:text-style-name="P3" xml:id="id26" draw:id="id26" draw:layer="layout" svg:width="7.25cm" svg:height="3.75cm" svg:x="51.75cm" svg:y="63cm">
          <text:p text:style-name="P3"><text:s/>Он тайно вытаскивает</text:p>
          <text:p text:style-name="P3">Пузырек с лекарством у </text:p>
          <text:p text:style-name="P3">Медсестры, пока она не</text:p>
          <text:p text:style-name="P3">видит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5" draw:layer="layout" svg:x1="45.75cm" svg:y1="64.875cm" svg:x2="47.25cm" svg:y2="64.875cm" draw:start-shape="id21" draw:start-glue-point="1" draw:end-shape="id22" draw:end-glue-point="3" svg:d="M45750 64875h1500" svg:viewBox="0 0 1501 1">
          <text:p/>
        </draw:connector>
        <draw:custom-shape draw:style-name="gr7" draw:text-style-name="P3" xml:id="id23" draw:id="id23" draw:layer="layout" svg:width="7.25cm" svg:height="3.75cm" svg:x="35.75cm" svg:y="16.75cm">
          <text:p text:style-name="P3">Макс (встречается с </text:p>
          <text:p text:style-name="P3">Айзеком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24" draw:id="id24" draw:layer="layout" svg:width="7.25cm" svg:height="3.75cm" svg:x="35.75cm" svg:y="21.25cm">
          <text:p text:style-name="P7"><text:span text:style-name="T3">Генри</text:span>(встречается с </text:p>
          <text:p text:style-name="P7">Айзеком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5" draw:layer="layout" svg:x1="28.75cm" svg:y1="19.625cm" svg:x2="35.75cm" svg:y2="18.625cm" draw:start-shape="id9" draw:start-glue-point="1" draw:end-shape="id23" draw:end-glue-point="3" svg:d="M28750 19625h3500v-1000h3500" svg:viewBox="0 0 7001 1001">
          <text:p/>
        </draw:connector>
        <draw:connector draw:style-name="gr35" draw:text-style-name="P5" draw:layer="layout" svg:x1="31cm" svg:y1="25.25cm" svg:x2="35.75cm" svg:y2="23.125cm" draw:start-shape="id12" draw:start-glue-point="1" draw:end-shape="id24" draw:end-glue-point="3" svg:d="M31000 25250h2375v-2125h2375" svg:viewBox="0 0 4751 2126">
          <text:p/>
        </draw:connector>
        <draw:custom-shape draw:style-name="gr36" draw:text-style-name="P3" xml:id="id28" draw:id="id28" draw:layer="layout" svg:width="5cm" svg:height="3.75cm" svg:x="58.5cm" svg:y="69.75cm">
          <text:p text:style-name="P3">ГГ просыпается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" xml:id="id25" draw:id="id25" draw:layer="layout" svg:width="30.288cm" svg:height="3.75cm" svg:x="45.962cm" svg:y="57.865cm">
          <text:p text:style-name="P3">На кухне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5" draw:layer="layout" svg:x1="43.038cm" svg:y1="59.741cm" svg:x2="45.962cm" svg:y2="59.74cm" draw:start-shape="id19" draw:start-glue-point="1" draw:end-shape="id25" draw:end-glue-point="3" svg:d="M43038 59741h1462v-1h1462" svg:viewBox="0 0 2925 2">
          <text:p/>
        </draw:connector>
        <draw:custom-shape draw:style-name="gr39" draw:text-style-name="P3" xml:id="id27" draw:id="id27" draw:layer="layout" svg:width="5.75cm" svg:height="3.75cm" svg:x="59.75cm" svg:y="63cm">
          <text:p text:style-name="P3">Заменяет пузырьки </text:p>
          <text:p text:style-name="P3">С лекарствами</text:p>
          <text:p text:style-name="P3">В комнате повара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5" draw:layer="layout" svg:x1="59cm" svg:y1="64.875cm" svg:x2="59.75cm" svg:y2="64.875cm" draw:start-shape="id26" draw:start-glue-point="1" draw:end-shape="id27" draw:end-glue-point="3" svg:d="M59000 64875h750" svg:viewBox="0 0 751 1">
          <text:p/>
        </draw:connector>
        <draw:connector draw:style-name="gr41" draw:text-style-name="P5" draw:layer="layout" svg:x1="26.5cm" svg:y1="27.75cm" svg:x2="58.5cm" svg:y2="71.625cm" draw:start-shape="id12" draw:start-glue-point="2" draw:end-shape="id28" draw:end-glue-point="3" svg:d="M26500 27750v43875h32000" svg:viewBox="0 0 32001 43876">
          <text:p/>
        </draw:connector>
        <draw:custom-shape draw:style-name="gr42" draw:text-style-name="P3" xml:id="id29" draw:id="id29" draw:layer="layout" svg:width="6.5cm" svg:height="3.75cm" svg:x="65.25cm" svg:y="69.75cm">
          <text:p text:style-name="P3">Начинает изучать </text:p>
          <text:p text:style-name="P3">Особняк и знакомиться</text:p>
          <text:p text:style-name="P3">С его жителями,</text:p>
          <text:p text:style-name="P3">Встречается с Эмили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5" draw:layer="layout" svg:x1="63.5cm" svg:y1="71.625cm" svg:x2="65.25cm" svg:y2="71.625cm" draw:start-shape="id28" draw:start-glue-point="1" draw:end-shape="id29" draw:end-glue-point="3" svg:d="M63500 71625h1750" svg:viewBox="0 0 1751 1">
          <text:p/>
        </draw:connector>
        <draw:custom-shape draw:style-name="gr44" draw:text-style-name="P3" xml:id="id37" draw:id="id37" draw:layer="layout" svg:width="10.5cm" svg:height="3.75cm" svg:x="82.264cm" svg:y="63.007cm">
          <text:p text:style-name="P3">Встречается с ГГ;</text:p>
          <text:p text:style-name="P3">Говорит, чтобы тот пришел на обед</text:p>
          <text:p text:style-name="P3">Через 15 минут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30" draw:id="id30" draw:layer="layout" svg:width="7.25cm" svg:height="3.75cm" svg:x="78.951cm" svg:y="57.874cm">
          <text:p text:style-name="P3">Идет к себе, берет</text:p>
          <text:p text:style-name="P3">Лекарство и выпивает</text:p>
          <text:p text:style-name="P3">его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5" draw:layer="layout" svg:x1="76.25cm" svg:y1="59.74cm" svg:x2="78.951cm" svg:y2="59.749cm" draw:start-shape="id25" draw:start-glue-point="1" draw:end-shape="id30" draw:end-glue-point="3" svg:d="M76250 59740h1351v9h1350" svg:viewBox="0 0 2702 10">
          <text:p/>
        </draw:connector>
        <draw:custom-shape draw:style-name="gr46" draw:text-style-name="P8" xml:id="id31" draw:id="id31" draw:layer="layout" svg:width="7.25cm" svg:height="3.75cm" svg:x="27cm" svg:y="46.75cm">
          <text:p text:style-name="P3">Айзек работает</text:p>
          <text:p text:style-name="P3">в особняке 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5" draw:layer="layout" svg:x1="26.5cm" svg:y1="27.75cm" svg:x2="27cm" svg:y2="48.625cm" draw:start-shape="id12" draw:start-glue-point="2" draw:end-shape="id31" draw:end-glue-point="3" svg:d="M26500 27750v9500h-1v11375h501" svg:viewBox="0 0 502 20876">
          <text:p/>
        </draw:connector>
        <draw:custom-shape draw:style-name="gr7" draw:text-style-name="P3" xml:id="id32" draw:id="id32" draw:layer="layout" svg:width="7.25cm" svg:height="3.75cm" svg:x="64.25cm" svg:y="42.5cm">
          <text:p text:style-name="P3">Встречается с ГГ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8" draw:text-style-name="P5" draw:layer="layout" svg:x1="34.25cm" svg:y1="44.375cm" svg:x2="64.25cm" svg:y2="44.375cm" draw:start-shape="id16" draw:start-glue-point="1" draw:end-shape="id32" draw:end-glue-point="3" svg:d="M34250 44375h30000" svg:viewBox="0 0 30001 1">
          <text:p/>
        </draw:connector>
        <draw:connector draw:style-name="gr49" draw:text-style-name="P5" draw:layer="layout" svg:x1="71.5cm" svg:y1="44.375cm" svg:x2="72.75cm" svg:y2="44.375cm" draw:start-shape="id32" draw:start-glue-point="1" svg:d="M71500 44375h1250" svg:viewBox="0 0 1251 1">
          <text:p/>
        </draw:connector>
        <draw:custom-shape draw:style-name="gr50" draw:text-style-name="P3" xml:id="id33" draw:id="id33" draw:layer="layout" svg:width="60cm" svg:height="3.75cm" svg:x="35cm" svg:y="37.75cm">
          <text:p text:style-name="P3">Сидит у себя в комнате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1" draw:text-style-name="P5" draw:layer="layout" svg:x1="34.25cm" svg:y1="39.625cm" svg:x2="35cm" svg:y2="39.625cm" draw:start-shape="id17" draw:start-glue-point="1" draw:end-shape="id33" draw:end-glue-point="3" svg:d="M34250 39625h750" svg:viewBox="0 0 751 1">
          <text:p/>
        </draw:connector>
        <draw:connector draw:style-name="gr52" draw:text-style-name="P5" xml:id="id59" draw:id="id59" draw:layer="layout" svg:x1="95cm" svg:y1="39.625cm" svg:x2="95cm" svg:y2="39.625cm" draw:start-shape="id33" draw:end-shape="id33" svg:d="M95000 39625z" svg:viewBox="0 0 1 1">
          <text:p/>
        </draw:connector>
        <draw:custom-shape draw:style-name="gr7" draw:text-style-name="P3" xml:id="id34" draw:id="id34" draw:layer="layout" svg:width="7.25cm" svg:height="3.75cm" svg:x="35.5cm" svg:y="46.75cm">
          <text:p text:style-name="P3">Встречается с Максом</text:p>
          <text:p text:style-name="P3">И Генри и просит их </text:p>
          <text:p text:style-name="P3">Подождать в комнате</text:p>
          <text:p text:style-name="P3">Для гостей, пока не </text:p>
          <text:p text:style-name="P3">Освободится Ричард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3" draw:text-style-name="P5" draw:layer="layout" svg:x1="34.25cm" svg:y1="48.625cm" svg:x2="35.5cm" svg:y2="48.625cm" draw:start-shape="id31" draw:start-glue-point="1" draw:end-shape="id34" draw:end-glue-point="3" svg:d="M34250 48625h1250" svg:viewBox="0 0 1251 1">
          <text:p/>
        </draw:connector>
        <draw:custom-shape draw:style-name="gr54" draw:text-style-name="P3" xml:id="id38" draw:id="id38" draw:layer="layout" svg:width="21.25cm" svg:height="8.25cm" svg:x="44cm" svg:y="16.75cm">
          <text:p text:style-name="P3">Ждут в гостевой комнате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" xml:id="id22" draw:id="id22" draw:layer="layout" svg:width="4cm" svg:height="3.75cm" svg:x="47.25cm" svg:y="63cm">
          <text:p text:style-name="P3">На осмотре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6" draw:text-style-name="P5" draw:layer="layout" svg:x1="51.25cm" svg:y1="64.875cm" svg:x2="51.75cm" svg:y2="64.875cm" draw:start-shape="id22" draw:start-glue-point="1" draw:end-shape="id26" draw:end-glue-point="3" svg:d="M51250 64875h500" svg:viewBox="0 0 501 1">
          <text:p/>
        </draw:connector>
        <draw:custom-shape draw:style-name="gr7" draw:text-style-name="P3" xml:id="id35" draw:id="id35" draw:layer="layout" svg:width="7.25cm" svg:height="3.75cm" svg:x="66.5cm" svg:y="63cm">
          <text:p text:style-name="P3">Встречается с Копами</text:p>
          <text:p text:style-name="P3">Предлагает им прийти в </text:p>
          <text:p text:style-name="P3">Столовую на обед</text:p>
          <text:p text:style-name="P3">Через 30 минут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7" draw:text-style-name="P5" draw:layer="layout" svg:x1="65.5cm" svg:y1="64.875cm" svg:x2="66.5cm" svg:y2="64.875cm" draw:start-shape="id27" draw:start-glue-point="1" draw:end-shape="id35" draw:end-glue-point="3" svg:d="M65500 64875h1000" svg:viewBox="0 0 1001 1">
          <text:p/>
        </draw:connector>
        <draw:custom-shape draw:style-name="gr7" draw:text-style-name="P3" xml:id="id36" draw:id="id36" draw:layer="layout" svg:width="7.25cm" svg:height="3.75cm" svg:x="74.25cm" svg:y="63cm">
          <text:p text:style-name="P3">Встречается с Дженни;</text:p>
          <text:p text:style-name="P3">Предлагает ей остаться</text:p>
          <text:p text:style-name="P3">У него, и пока ничего</text:p>
          <text:p text:style-name="P3">Никому не говорить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8" draw:text-style-name="P5" draw:layer="layout" svg:x1="73.75cm" svg:y1="64.875cm" svg:x2="74.25cm" svg:y2="64.875cm" draw:start-shape="id35" draw:start-glue-point="1" draw:end-shape="id36" draw:end-glue-point="3" svg:d="M73750 64875h500" svg:viewBox="0 0 501 1">
          <text:p/>
        </draw:connector>
        <draw:connector draw:style-name="gr59" draw:text-style-name="P5" draw:layer="layout" svg:x1="81.5cm" svg:y1="64.875cm" svg:x2="82.264cm" svg:y2="64.882cm" draw:start-shape="id36" draw:start-glue-point="1" draw:end-shape="id37" draw:end-glue-point="3" svg:d="M81500 64875h382v7h382" svg:viewBox="0 0 765 8">
          <text:p/>
        </draw:connector>
        <draw:connector draw:style-name="gr60" draw:text-style-name="P5" draw:layer="layout" svg:x1="43cm" svg:y1="18.625cm" svg:x2="44cm" svg:y2="20.875cm" draw:start-shape="id23" draw:start-glue-point="1" draw:end-shape="id38" draw:end-glue-point="3" svg:d="M43000 18625h500v2250h500" svg:viewBox="0 0 1001 2251">
          <text:p/>
        </draw:connector>
        <draw:connector draw:style-name="gr61" draw:text-style-name="P5" draw:layer="layout" svg:x1="43cm" svg:y1="23.125cm" svg:x2="44cm" svg:y2="20.875cm" draw:start-shape="id24" draw:start-glue-point="1" draw:end-shape="id38" draw:end-glue-point="3" svg:d="M43000 23125h500v-2250h500" svg:viewBox="0 0 1001 2251">
          <text:p/>
        </draw:connector>
        <draw:custom-shape draw:style-name="gr7" draw:text-style-name="P3" xml:id="id40" draw:id="id40" draw:layer="layout" svg:width="7.25cm" svg:height="3.75cm" svg:x="43.5cm" svg:y="27.25cm">
          <text:p text:style-name="P3"><text:span text:style-name="T2">Встречается с Айзеком</text:span></text:p>
          <text:p text:style-name="P3"><text:span text:style-name="T2">И просит дать ей</text:span></text:p>
          <text:p text:style-name="P3"><text:span text:style-name="T2">Поговорить с Ричардом</text:span></text:p>
          <text:p text:style-name="P3"><text:span text:style-name="T2">(не хочет встречаться с</text:span></text:p>
          <text:p text:style-name="P3"><text:span text:style-name="T2">копами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39" draw:id="id39" draw:layer="layout" svg:width="7.25cm" svg:height="3.75cm" svg:x="35cm" svg:y="27.25cm">
          <text:p text:style-name="P3"><text:span text:style-name="T2">Дженни идет за ними, </text:span></text:p>
          <text:p text:style-name="P3"><text:span text:style-name="T2">Чтобы выяснить, кто из</text:span></text:p>
          <text:p text:style-name="P3"><text:span text:style-name="T2">Них убил О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41" draw:id="id41" draw:layer="layout" svg:width="7.25cm" svg:height="3.75cm" svg:x="43.75cm" svg:y="46.75cm">
          <text:p text:style-name="P3"><text:span text:style-name="T2">Встречается с Дженни,</text:span></text:p>
          <text:p text:style-name="P3"><text:span text:style-name="T2">Просит её подождать в</text:span></text:p>
          <text:p text:style-name="P3"><text:span text:style-name="T2">библиотек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5" draw:layer="layout" svg:x1="42.25cm" svg:y1="29.125cm" svg:x2="43.5cm" svg:y2="29.125cm" draw:start-shape="id39" draw:start-glue-point="1" draw:end-shape="id40" draw:end-glue-point="3" svg:d="M42250 29125h1250" svg:viewBox="0 0 1251 1">
          <text:p/>
        </draw:connector>
        <draw:connector draw:style-name="gr63" draw:text-style-name="P5" draw:layer="layout" svg:x1="42.75cm" svg:y1="48.625cm" svg:x2="43.75cm" svg:y2="48.625cm" draw:start-shape="id34" draw:start-glue-point="1" draw:end-shape="id41" draw:end-glue-point="3" svg:d="M42750 48625h1000" svg:viewBox="0 0 1001 1">
          <text:p/>
        </draw:connector>
        <draw:custom-shape draw:style-name="gr7" draw:text-style-name="P3" xml:id="id46" draw:id="id46" draw:layer="layout" svg:width="7.25cm" svg:height="3.75cm" svg:x="78.951cm" svg:y="57.874cm">
          <text:p text:style-name="P3">Идет к себе, берет</text:p>
          <text:p text:style-name="P3">Лекарство и выпивает</text:p>
          <text:p text:style-name="P3">его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" xml:id="id42" draw:id="id42" draw:layer="layout" svg:width="48.75cm" svg:height="5cm" svg:x="35.75cm" svg:y="51.25cm">
          <text:p text:style-name="P3">Прячется в секретных</text:p>
          <text:p text:style-name="P3">проходах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5" draw:text-style-name="P5" draw:layer="layout" svg:x1="34.25cm" svg:y1="53.75cm" svg:x2="35.75cm" svg:y2="53.75cm" draw:start-shape="id15" draw:start-glue-point="1" draw:end-shape="id42" draw:end-glue-point="3" svg:d="M34250 53750h1500" svg:viewBox="0 0 1501 1">
          <text:p/>
        </draw:connector>
        <draw:custom-shape draw:style-name="gr42" draw:text-style-name="P3" xml:id="id43" draw:id="id43" draw:layer="layout" svg:width="6.5cm" svg:height="3.75cm" svg:x="73.5cm" svg:y="69.75cm">
          <text:p text:style-name="P3">Встречается с </text:p>
          <text:p text:style-name="P3">Айзеком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6" draw:text-style-name="P5" draw:layer="layout" svg:x1="71.75cm" svg:y1="71.625cm" svg:x2="73.5cm" svg:y2="71.625cm" draw:start-shape="id29" draw:start-glue-point="1" draw:end-shape="id43" draw:end-glue-point="3" svg:d="M71750 71625h1750" svg:viewBox="0 0 1751 1">
          <text:p/>
        </draw:connector>
        <draw:custom-shape draw:style-name="gr67" draw:text-style-name="P3" xml:id="id44" draw:id="id44" draw:layer="layout" svg:width="7.5cm" svg:height="3.75cm" svg:x="82cm" svg:y="69.75cm">
          <text:p text:style-name="P3">Встречается с Ричардом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8" draw:text-style-name="P5" draw:layer="layout" svg:x1="80cm" svg:y1="71.625cm" svg:x2="82cm" svg:y2="71.625cm" draw:start-shape="id43" draw:start-glue-point="1" draw:end-shape="id44" draw:end-glue-point="3" svg:d="M80000 71625h2000" svg:viewBox="0 0 2001 1">
          <text:p/>
        </draw:connector>
        <draw:connector draw:style-name="gr69" draw:text-style-name="P5" draw:layer="layout" svg:x1="51cm" svg:y1="48.625cm" svg:x2="54cm" svg:y2="48.625cm" draw:start-shape="id41" draw:start-glue-point="1" draw:end-shape="id45" draw:end-glue-point="3" svg:d="M51000 48625h3000" svg:viewBox="0 0 3001 1">
          <text:p/>
        </draw:connector>
        <draw:custom-shape draw:style-name="gr70" draw:text-style-name="P9" xml:id="id47" draw:id="id47" draw:layer="layout" svg:width="7.25cm" svg:height="3.485cm" svg:x="87.303cm" svg:y="58cm">
          <text:p text:style-name="P3">Умирает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5" draw:layer="layout" svg:x1="86.201cm" svg:y1="59.749cm" svg:x2="87.303cm" svg:y2="59.742cm" draw:start-shape="id46" draw:start-glue-point="1" draw:end-shape="id47" draw:end-glue-point="3" svg:d="M86201 59749h551v-7h551" svg:viewBox="0 0 1103 8">
          <text:p/>
        </draw:connector>
        <draw:custom-shape draw:style-name="gr72" draw:text-style-name="P3" xml:id="id48" draw:id="id48" draw:layer="layout" svg:width="7.25cm" svg:height="8.25cm" svg:x="66.5cm" svg:y="16.75cm">
          <text:p text:style-name="P3">Встречаются с </text:p>
          <text:p text:style-name="P3">Ричардом; просят его</text:p>
          <text:p text:style-name="P3">Разрешить им остаться в</text:p>
          <text:p text:style-name="P3">Особняке на ночь для </text:p>
          <text:p text:style-name="P3">расследования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5" draw:layer="layout" svg:x1="65.25cm" svg:y1="20.875cm" svg:x2="66.5cm" svg:y2="20.875cm" draw:start-shape="id38" draw:start-glue-point="1" draw:end-shape="id48" draw:end-glue-point="3" svg:d="M65250 20875h1250" svg:viewBox="0 0 1251 1">
          <text:p/>
        </draw:connector>
        <draw:custom-shape draw:style-name="gr74" draw:text-style-name="P3" xml:id="id49" draw:id="id49" draw:layer="layout" svg:width="15.75cm" svg:height="3.75cm" svg:x="53.25cm" svg:y="32.25cm">
          <text:p text:style-name="P3">Говорит с Айзеком на </text:p>
          <text:p text:style-name="P3">Отвл. тему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9" draw:text-style-name="P5" draw:layer="layout" svg:x1="52.25cm" svg:y1="34.125cm" svg:x2="53.25cm" svg:y2="34.125cm" draw:start-shape="id14" draw:start-glue-point="1" draw:end-shape="id49" draw:end-glue-point="3" svg:d="M52250 34125h1000" svg:viewBox="0 0 1001 1">
          <text:p/>
        </draw:connector>
        <draw:custom-shape draw:style-name="gr74" draw:text-style-name="P3" xml:id="id45" draw:id="id45" draw:layer="layout" svg:width="15.75cm" svg:height="3.75cm" svg:x="54cm" svg:y="46.75cm">
          <text:p text:style-name="P3">Говорит с Медсестрой на </text:p>
          <text:p text:style-name="P3">Отвл. Тему;</text:p>
          <text:p text:style-name="P3">Предлагает ей остаться на обед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9" draw:text-style-name="P5" draw:layer="layout" svg:x1="69.75cm" svg:y1="48.625cm" svg:x2="76.5cm" svg:y2="48.875cm" draw:start-shape="id45" draw:start-glue-point="1" svg:d="M69750 48625h3626v250h3124" svg:viewBox="0 0 6751 251">
          <text:p/>
        </draw:connector>
        <draw:custom-shape draw:style-name="gr75" draw:text-style-name="P3" xml:id="id50" draw:id="id50" draw:layer="layout" svg:width="18.5cm" svg:height="3.75cm" svg:x="70.5cm" svg:y="32.25cm">
          <text:p text:style-name="P3"><text:span text:style-name="T2">Остаётся на обед (игровая комната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6" draw:text-style-name="P5" draw:layer="layout" svg:x1="69cm" svg:y1="34.125cm" svg:x2="70.5cm" svg:y2="34.125cm" draw:start-shape="id49" draw:start-glue-point="1" draw:end-shape="id50" draw:end-glue-point="3" svg:d="M69000 34125h1500" svg:viewBox="0 0 1501 1">
          <text:p/>
        </draw:connector>
        <draw:custom-shape draw:style-name="gr67" draw:text-style-name="P3" xml:id="id51" draw:id="id51" draw:layer="layout" svg:width="7.5cm" svg:height="3.75cm" svg:x="90.75cm" svg:y="69.75cm">
          <text:p text:style-name="P3">Встречается с</text:p>
          <text:p text:style-name="P3">медсестрой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7" draw:text-style-name="P5" draw:layer="layout" svg:x1="89.5cm" svg:y1="71.625cm" svg:x2="90.75cm" svg:y2="71.625cm" draw:start-shape="id44" draw:start-glue-point="1" draw:end-shape="id51" draw:end-glue-point="3" svg:d="M89500 71625h1250" svg:viewBox="0 0 1251 1">
          <text:p/>
        </draw:connector>
        <draw:custom-shape draw:style-name="gr78" draw:text-style-name="P3" xml:id="id52" draw:id="id52" draw:layer="layout" svg:width="12.5cm" svg:height="3.75cm" svg:x="90.25cm" svg:y="32.25cm">
          <text:p text:style-name="P3">Встречается с ГГ</text:p>
          <text:p text:style-name="P3">И просит его помочь</text:p>
          <text:p text:style-name="P3">Найти ей её сумку</text:p>
          <text:p text:style-name="P3">(введение в игровую </text:p>
          <text:p text:style-name="P3">механику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9" draw:text-style-name="P5" draw:layer="layout" svg:x1="89cm" svg:y1="34.125cm" svg:x2="90.25cm" svg:y2="34.125cm" draw:start-shape="id50" draw:start-glue-point="1" draw:end-shape="id52" draw:end-glue-point="3" svg:d="M89000 34125h1250" svg:viewBox="0 0 1251 1">
          <text:p/>
        </draw:connector>
        <draw:custom-shape draw:style-name="gr39" draw:text-style-name="P3" xml:id="id54" draw:id="id54" draw:layer="layout" svg:width="5.75cm" svg:height="3.75cm" svg:x="99cm" svg:y="69.75cm">
          <text:p text:style-name="P3">Ищет сумку </text:p>
          <text:p text:style-name="P3">Медсестры</text:p>
          <text:p text:style-name="P3">(по пути встречает</text:p>
          <text:p text:style-name="P3">Бена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" xml:id="id53" draw:id="id53" draw:layer="layout" svg:width="22cm" svg:height="5cm" svg:x="85.25cm" svg:y="51.25cm">
          <text:p text:style-name="P3">В проходе под кухней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1" draw:text-style-name="P5" draw:layer="layout" svg:x1="84.5cm" svg:y1="53.75cm" svg:x2="85.25cm" svg:y2="53.75cm" draw:start-shape="id42" draw:start-glue-point="1" draw:end-shape="id53" draw:end-glue-point="3" svg:d="M84500 53750h750" svg:viewBox="0 0 751 1">
          <text:p/>
        </draw:connector>
        <draw:connector draw:style-name="gr82" draw:text-style-name="P5" draw:layer="layout" svg:x1="98.25cm" svg:y1="71.625cm" svg:x2="99cm" svg:y2="71.625cm" draw:start-shape="id51" draw:start-glue-point="1" draw:end-shape="id54" draw:end-glue-point="3" svg:d="M98250 71625h750" svg:viewBox="0 0 751 1">
          <text:p/>
        </draw:connector>
        <draw:custom-shape draw:style-name="gr83" draw:text-style-name="P3" xml:id="id55" draw:id="id55" draw:layer="layout" svg:width="12cm" svg:height="3.75cm" svg:x="94.5cm" svg:y="63cm">
          <text:p text:style-name="P3">Идет в на столовую.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4" draw:text-style-name="P5" draw:layer="layout" svg:x1="92.764cm" svg:y1="64.882cm" svg:x2="94.5cm" svg:y2="64.875cm" draw:start-shape="id37" draw:start-glue-point="1" draw:end-shape="id55" draw:end-glue-point="3" svg:d="M92764 64882h868v-7h868" svg:viewBox="0 0 1737 8">
          <text:p/>
        </draw:connector>
        <draw:custom-shape draw:style-name="gr85" draw:text-style-name="P3" xml:id="id62" draw:id="id62" draw:layer="layout" svg:width="9.25cm" svg:height="3.75cm" svg:x="89.5cm" svg:y="42.5cm">
          <text:p text:style-name="P3">Идет в столовую;</text:p>
          <text:p text:style-name="P3">Айзек просит её проверить </text:p>
          <text:p text:style-name="P3">Комнату повара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6" draw:text-style-name="P5" draw:layer="layout" svg:x1="79.5cm" svg:y1="44.375cm" svg:x2="81.25cm" svg:y2="44.375cm" draw:end-shape="id56" draw:end-glue-point="3" svg:d="M79500 44375h1750" svg:viewBox="0 0 1751 1">
          <text:p/>
        </draw:connector>
        <draw:custom-shape draw:style-name="gr87" draw:text-style-name="P3" xml:id="id57" draw:id="id57" draw:layer="layout" svg:width="7.75cm" svg:height="3.75cm" svg:x="89.75cm" svg:y="46.75cm">
          <text:p text:style-name="P3">Сообшает Эмили,</text:p>
          <text:p text:style-name="P3">Что повара на </text:p>
          <text:p text:style-name="P3">кухне нет и просит</text:p>
          <text:p text:style-name="P3">Её проверить его </text:p>
          <text:p text:style-name="P3">комнату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8" draw:text-style-name="P5" draw:layer="layout" svg:x1="88.25cm" svg:y1="48.625cm" svg:x2="89.75cm" svg:y2="48.625cm" draw:end-shape="id57" draw:end-glue-point="3" svg:d="M88250 48625h1500" svg:viewBox="0 0 1501 1">
          <text:p/>
        </draw:connector>
        <draw:custom-shape draw:style-name="gr89" draw:text-style-name="P3" xml:id="id58" draw:id="id58" draw:layer="layout" svg:width="21.5cm" svg:height="3.75cm" svg:x="51.75cm" svg:y="27.25cm">
          <text:p text:style-name="P3"><text:span text:style-name="T2">Ждёт в библиотек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5" draw:layer="layout" svg:x1="50.75cm" svg:y1="29.125cm" svg:x2="51.75cm" svg:y2="29.125cm" draw:start-shape="id40" draw:start-glue-point="1" draw:end-shape="id58" draw:end-glue-point="3" svg:d="M50750 29125h1000" svg:viewBox="0 0 1001 1">
          <text:p/>
        </draw:connector>
        <draw:custom-shape draw:style-name="gr7" draw:text-style-name="P3" xml:id="id61" draw:id="id61" draw:layer="layout" svg:width="7.25cm" svg:height="3.75cm" svg:x="74.25cm" svg:y="27.25cm">
          <text:p text:style-name="P3"><text:span text:style-name="T2">Говорит с Ричардом</text:span></text:p>
          <text:p text:style-name="P3"><text:span text:style-name="T2">(Кто-то из копов убил, </text:span></text:p>
          <text:p text:style-name="P3"><text:span text:style-name="T2">ОД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" xml:id="id60" draw:id="id60" draw:layer="layout" svg:width="9.25cm" svg:height="3.75cm" svg:x="103.75cm" svg:y="37.75cm">
          <text:p text:style-name="P3">Идет в столовую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1" draw:text-style-name="P5" draw:layer="layout" svg:x1="95cm" svg:y1="39.625cm" svg:x2="103.75cm" svg:y2="39.625cm" draw:start-shape="id59" draw:start-glue-point="0" draw:end-shape="id60" draw:end-glue-point="3" svg:d="M95000 39625h8750" svg:viewBox="0 0 8751 1">
          <text:p/>
        </draw:connector>
        <draw:connector draw:style-name="gr92" draw:text-style-name="P5" draw:layer="layout" svg:x1="73.25cm" svg:y1="29.125cm" svg:x2="74.25cm" svg:y2="29.125cm" draw:start-shape="id58" draw:start-glue-point="1" draw:end-shape="id61" draw:end-glue-point="3" svg:d="M73250 29125h1000" svg:viewBox="0 0 1001 1">
          <text:p/>
        </draw:connector>
        <draw:custom-shape draw:style-name="gr93" draw:text-style-name="P3" xml:id="id63" draw:id="id63" draw:layer="layout" svg:width="9cm" svg:height="3.75cm" svg:x="103.5cm" svg:y="42.5cm">
          <text:p text:style-name="P3">Идет в комнату повара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4" draw:text-style-name="P5" draw:layer="layout" svg:x1="98.75cm" svg:y1="44.375cm" svg:x2="103.5cm" svg:y2="44.375cm" draw:start-shape="id62" draw:start-glue-point="1" draw:end-shape="id63" draw:end-glue-point="3" svg:d="M98750 44375h4750" svg:viewBox="0 0 4751 1">
          <text:p/>
        </draw:connector>
        <draw:custom-shape draw:style-name="gr78" draw:text-style-name="P3" xml:id="id64" draw:id="id64" draw:layer="layout" svg:width="12.5cm" svg:height="3.75cm" svg:x="82.75cm" svg:y="27.25cm">
          <text:p text:style-name="P3"><text:span text:style-name="T2">Идет в выделенную ей</text:span></text:p>
          <text:p text:style-name="P3"><text:span text:style-name="T2">Комнату</text:span></text:p>
          <text:p text:style-name="P3"><text:span text:style-name="T2">(у неё нет вещей!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5" draw:text-style-name="P5" draw:layer="layout" svg:x1="81.5cm" svg:y1="29.125cm" svg:x2="82.75cm" svg:y2="29.125cm" draw:start-shape="id61" draw:start-glue-point="1" draw:end-shape="id64" draw:end-glue-point="3" svg:d="M81500 29125h1250" svg:viewBox="0 0 1251 1">
          <text:p/>
        </draw:connector>
        <draw:custom-shape draw:style-name="gr96" draw:text-style-name="P3" xml:id="id65" draw:id="id65" draw:layer="layout" svg:width="9.75cm" svg:height="3.75cm" svg:x="102.75cm" svg:y="27.25cm">
          <text:p text:style-name="P3"><text:span text:style-name="T2">Идет в столовую</text:span></text:p>
          <text:p text:style-name="P3"><text:span text:style-name="T2">На обе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7" draw:text-style-name="P5" draw:layer="layout" svg:x1="95.25cm" svg:y1="29.125cm" svg:x2="102.75cm" svg:y2="29.125cm" draw:start-shape="id64" draw:start-glue-point="1" draw:end-shape="id65" draw:end-glue-point="3" svg:d="M95250 29125h7500" svg:viewBox="0 0 7501 1">
          <text:p/>
        </draw:connector>
        <draw:custom-shape draw:style-name="gr67" draw:text-style-name="P3" xml:id="id66" draw:id="id66" draw:layer="layout" svg:width="7.5cm" svg:height="3.75cm" svg:x="105.5cm" svg:y="32.25cm">
          <text:p text:style-name="P3">Идет в столовую</text:p>
          <text:p text:style-name="P3">Вместе с ГГ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8" draw:text-style-name="P5" draw:layer="layout" svg:x1="102.75cm" svg:y1="34.125cm" svg:x2="105.5cm" svg:y2="34.125cm" draw:start-shape="id52" draw:start-glue-point="1" draw:end-shape="id66" draw:end-glue-point="3" svg:d="M102750 34125h2750" svg:viewBox="0 0 2751 1">
          <text:p/>
        </draw:connector>
        <draw:custom-shape draw:style-name="gr72" draw:text-style-name="P3" xml:id="id67" draw:id="id67" draw:layer="layout" svg:width="7.25cm" svg:height="8.25cm" svg:x="66.5cm" svg:y="16.75cm">
          <text:p text:style-name="P3">Встречаются с </text:p>
          <text:p text:style-name="P3">Ричардом; просят его</text:p>
          <text:p text:style-name="P3">Разрешить им остаться в</text:p>
          <text:p text:style-name="P3">Особняке на ночь для </text:p>
          <text:p text:style-name="P3">расследования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3" xml:id="id68" draw:id="id68" draw:layer="layout" svg:width="17.5cm" svg:height="3.75cm" svg:x="75.25cm" svg:y="16.75cm">
          <text:p text:style-name="P3">Идет в отведённую ему комнату;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3" xml:id="id69" draw:id="id69" draw:layer="layout" svg:width="20.75cm" svg:height="3.75cm" svg:x="75.25cm" svg:y="21.25cm">
          <text:p text:style-name="P3">Идет в отведённую ему комнату; распаковывает вещи. Обнаруживает</text:p>
          <text:p text:style-name="P3"><text:s/>секретный проход в комнате. Решает осмотреть его позже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1" draw:text-style-name="P5" draw:layer="layout" svg:x1="73.75cm" svg:y1="20.875cm" svg:x2="75.25cm" svg:y2="18.625cm" draw:start-shape="id67" draw:start-glue-point="1" draw:end-shape="id68" draw:end-glue-point="3" svg:d="M73750 20875h789v-2250h711" svg:viewBox="0 0 1501 2251">
          <text:p/>
        </draw:connector>
        <draw:connector draw:style-name="gr102" draw:text-style-name="P5" draw:layer="layout" svg:x1="73.75cm" svg:y1="20.875cm" svg:x2="75.25cm" svg:y2="23.125cm" draw:start-shape="id67" draw:start-glue-point="1" draw:end-shape="id69" draw:end-glue-point="3" svg:d="M73750 20875h789v2250h711" svg:viewBox="0 0 1501 2251">
          <text:p/>
        </draw:connector>
        <draw:custom-shape draw:style-name="gr103" draw:text-style-name="P3" xml:id="id70" draw:id="id70" draw:layer="layout" svg:width="8.25cm" svg:height="3.75cm" svg:x="93.25cm" svg:y="16.75cm">
          <text:p text:style-name="P3"><text:span text:style-name="T2">Идет на осмотр</text:span></text:p>
          <text:p text:style-name="P3"><text:span text:style-name="T2">особняк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4" draw:text-style-name="P5" draw:layer="layout" svg:x1="92.75cm" svg:y1="18.625cm" svg:x2="93.25cm" svg:y2="18.625cm" draw:start-shape="id68" draw:start-glue-point="1" draw:end-shape="id70" draw:end-glue-point="3" svg:d="M92750 18625h500" svg:viewBox="0 0 501 1">
          <text:p/>
        </draw:connector>
        <draw:line draw:style-name="gr23" draw:text-style-name="P6" draw:layer="layout" svg:x1="121cm" svg:y1="0.25cm" svg:x2="121cm" svg:y2="122cm">
          <text:p/>
        </draw:line>
        <draw:custom-shape draw:style-name="gr7" draw:text-style-name="P3" xml:id="id71" draw:id="id71" draw:layer="layout" svg:width="7.25cm" svg:height="3.75cm" svg:x="99cm" svg:y="46.75cm">
          <text:p text:style-name="P3">Ждет в столовой с </text:p>
          <text:p text:style-name="P3">остальными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5" draw:text-style-name="P5" draw:layer="layout" svg:x1="97.5cm" svg:y1="48.625cm" svg:x2="99cm" svg:y2="48.625cm" draw:start-shape="id57" draw:start-glue-point="1" draw:end-shape="id71" draw:end-glue-point="3" svg:d="M97500 48625h1500" svg:viewBox="0 0 1501 1">
          <text:p/>
        </draw:connector>
        <draw:line draw:style-name="gr23" draw:text-style-name="P5" draw:layer="layout" svg:x1="94.75cm" svg:y1="59.75cm" svg:x2="595.75cm" svg:y2="59.75cm">
          <text:p/>
        </draw:line>
        <draw:custom-shape draw:style-name="gr106" draw:text-style-name="P3" xml:id="id72" draw:id="id72" draw:layer="layout" svg:width="4.75cm" svg:height="3.75cm" svg:x="96.75cm" svg:y="21.25cm">
          <text:p text:style-name="P3"><text:span text:style-name="T2">Идет на осмотр</text:span></text:p>
          <text:p text:style-name="P3"><text:span text:style-name="T2">особняк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7" draw:text-style-name="P5" draw:layer="layout" svg:x1="96cm" svg:y1="23.125cm" svg:x2="96.75cm" svg:y2="23.125cm" draw:start-shape="id69" draw:start-glue-point="1" draw:end-shape="id72" draw:end-glue-point="3" svg:d="M96000 23125h750" svg:viewBox="0 0 751 1">
          <text:p/>
        </draw:connector>
        <draw:custom-shape draw:style-name="gr108" draw:text-style-name="P3" xml:id="id73" draw:id="id73" draw:layer="layout" svg:width="10cm" svg:height="3.75cm" svg:x="102.5cm" svg:y="16.75cm">
          <text:p text:style-name="P3"><text:span text:style-name="T2">Идет в столовую</text:span></text:p>
          <text:p text:style-name="P3"><text:span text:style-name="T2">На обе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" xml:id="id74" draw:id="id74" draw:layer="layout" svg:width="10cm" svg:height="3.75cm" svg:x="102.5cm" svg:y="21.25cm">
          <text:p text:style-name="P3"><text:span text:style-name="T2">Идет в столовую</text:span></text:p>
          <text:p text:style-name="P3"><text:span text:style-name="T2">На обе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5" draw:layer="layout" svg:x1="101.5cm" svg:y1="18.625cm" svg:x2="102.5cm" svg:y2="18.625cm" draw:start-shape="id70" draw:start-glue-point="1" draw:end-shape="id73" draw:end-glue-point="3" svg:d="M101500 18625h1000" svg:viewBox="0 0 1001 1">
          <text:p/>
        </draw:connector>
        <draw:connector draw:style-name="gr110" draw:text-style-name="P5" draw:layer="layout" svg:x1="101.5cm" svg:y1="23.125cm" svg:x2="102.5cm" svg:y2="23.125cm" draw:start-shape="id72" draw:start-glue-point="1" draw:end-shape="id74" draw:end-glue-point="3" svg:d="M101500 23125h1000" svg:viewBox="0 0 1001 1">
          <text:p/>
        </draw:connector>
        <draw:custom-shape draw:style-name="gr67" draw:text-style-name="P3" xml:id="id75" draw:id="id75" draw:layer="layout" svg:width="7.5cm" svg:height="3.75cm" svg:x="105.5cm" svg:y="69.75cm">
          <text:p text:style-name="P3">Возвращается в </text:p>
          <text:p text:style-name="P3">Столовую с медсестрой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1" draw:text-style-name="P5" draw:layer="layout" svg:x1="104.75cm" svg:y1="71.625cm" svg:x2="105.5cm" svg:y2="71.625cm" draw:start-shape="id54" draw:start-glue-point="1" draw:end-shape="id75" draw:end-glue-point="3" svg:d="M104750 71625h750" svg:viewBox="0 0 751 1">
          <text:p/>
        </draw:connector>
        <draw:custom-shape draw:style-name="gr42" draw:text-style-name="P3" xml:id="id78" draw:id="id78" draw:layer="layout" svg:width="6.5cm" svg:height="3.75cm" svg:x="107cm" svg:y="63cm">
          <text:p text:style-name="P3">Интересуется, почему</text:p>
          <text:p text:style-name="P3">До сих пор нет обед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" xml:id="id76" draw:id="id76" draw:layer="layout" svg:width="5.5cm" svg:height="3.75cm" svg:x="107.5cm" svg:y="46.75cm">
          <text:p text:style-name="P3">Говорит Ричарду,</text:p>
          <text:p text:style-name="P3">Что Эмили пошла </text:p>
          <text:p text:style-name="P3">Искать повара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3" draw:text-style-name="P5" draw:layer="layout" svg:x1="106.25cm" svg:y1="48.625cm" svg:x2="107.5cm" svg:y2="48.625cm" draw:start-shape="id71" draw:start-glue-point="1" draw:end-shape="id76" draw:end-glue-point="3" svg:d="M106250 48625h1250" svg:viewBox="0 0 1251 1">
          <text:p/>
        </draw:connector>
        <draw:custom-shape draw:style-name="gr21" draw:text-style-name="P3" xml:id="id77" draw:id="id77" draw:layer="layout" svg:width="7.25cm" svg:height="5cm" svg:x="108.5cm" svg:y="51.25cm">
          <text:p text:style-name="P3">Ходит в проходах, её </text:p>
          <text:p text:style-name="P3">Слышно и все пугаются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4" draw:text-style-name="P5" draw:layer="layout" svg:x1="107.25cm" svg:y1="53.75cm" svg:x2="108.5cm" svg:y2="53.75cm" draw:start-shape="id53" draw:start-glue-point="1" draw:end-shape="id77" draw:end-glue-point="3" svg:d="M107250 53750h1250" svg:viewBox="0 0 1251 1">
          <text:p/>
        </draw:connector>
        <draw:connector draw:style-name="gr115" draw:text-style-name="P5" draw:layer="layout" svg:x1="106.5cm" svg:y1="64.875cm" svg:x2="107cm" svg:y2="64.875cm" draw:start-shape="id55" draw:start-glue-point="1" draw:end-shape="id78" draw:end-glue-point="3" svg:d="M106500 64875h500" svg:viewBox="0 0 501 1">
          <text:p/>
        </draw:connector>
        <draw:custom-shape draw:style-name="gr116" draw:text-style-name="P3" xml:id="id79" draw:id="id79" draw:layer="layout" svg:width="6cm" svg:height="3.75cm" svg:x="114.5cm" svg:y="42.5cm">
          <text:p text:style-name="P3">Обнаруживает тело</text:p>
          <text:p text:style-name="P3">(ААААААААААААА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7" draw:text-style-name="P5" draw:layer="layout" svg:x1="112.5cm" svg:y1="44.375cm" svg:x2="114.5cm" svg:y2="44.375cm" draw:start-shape="id63" draw:start-glue-point="1" draw:end-shape="id79" draw:end-glue-point="3" svg:d="M112500 44375h2000" svg:viewBox="0 0 2001 1">
          <text:p/>
        </draw:connector>
        <draw:custom-shape draw:style-name="gr42" draw:text-style-name="P3" xml:id="id81" draw:id="id81" draw:layer="layout" svg:width="6.5cm" svg:height="3.75cm" svg:x="114.5cm" svg:y="69.75cm">
          <text:p text:style-name="P3">Слышит крик Эмили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" xml:id="id80" draw:id="id80" draw:layer="layout" svg:width="6.5cm" svg:height="3.75cm" svg:x="114.5cm" svg:y="63cm">
          <text:p text:style-name="P3">Слышит крик Эмили</text:p>
          <text:p text:style-name="P3">Делает вид, что </text:p>
          <text:p text:style-name="P3">испугался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8" draw:text-style-name="P5" draw:layer="layout" svg:x1="113.5cm" svg:y1="64.875cm" svg:x2="114.5cm" svg:y2="64.875cm" draw:start-shape="id78" draw:start-glue-point="1" draw:end-shape="id80" draw:end-glue-point="3" svg:d="M113500 64875h1000" svg:viewBox="0 0 1001 1">
          <text:p/>
        </draw:connector>
        <draw:connector draw:style-name="gr119" draw:text-style-name="P5" draw:layer="layout" svg:x1="113cm" svg:y1="71.625cm" svg:x2="114.5cm" svg:y2="71.625cm" draw:start-shape="id75" draw:start-glue-point="1" draw:end-shape="id81" draw:end-glue-point="3" svg:d="M113000 71625h1500" svg:viewBox="0 0 1501 1">
          <text:p/>
        </draw:connector>
        <draw:custom-shape draw:style-name="gr42" draw:text-style-name="P3" xml:id="id83" draw:id="id83" draw:layer="layout" svg:width="6.5cm" svg:height="3.75cm" svg:x="114.5cm" svg:y="46.75cm">
          <text:p text:style-name="P3">Слышит крик Эмили,</text:p>
          <text:p text:style-name="P3">Узнает её голос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" draw:layer="layout" svg:width="6.5cm" svg:height="3.75cm" svg:x="114.5cm" svg:y="69.75cm">
          <text:p text:style-name="P3">Слышит крик Эмили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3" xml:id="id82" draw:id="id82" draw:layer="layout" svg:width="4.5cm" svg:height="4cm" svg:x="116.5cm" svg:y="51.75cm">
          <text:p text:style-name="P3">Слышит крик </text:p>
          <text:p text:style-name="P3">Эмили,</text:p>
          <text:p text:style-name="P3">Пугается,</text:p>
          <text:p text:style-name="P3">Убегает и </text:p>
          <text:p text:style-name="P3">пугает всех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1" draw:text-style-name="P5" draw:layer="layout" svg:x1="115.75cm" svg:y1="53.75cm" svg:x2="116.5cm" svg:y2="53.75cm" draw:start-shape="id77" draw:start-glue-point="1" draw:end-shape="id82" draw:end-glue-point="3" svg:d="M115750 53750h750" svg:viewBox="0 0 751 1">
          <text:p/>
        </draw:connector>
        <draw:connector draw:style-name="gr122" draw:text-style-name="P5" draw:layer="layout" svg:x1="113cm" svg:y1="48.625cm" svg:x2="114.5cm" svg:y2="48.625cm" draw:start-shape="id76" draw:start-glue-point="1" draw:end-shape="id83" draw:end-glue-point="3" svg:d="M113000 48625h1500" svg:viewBox="0 0 1501 1">
          <text:p/>
        </draw:connector>
        <draw:custom-shape draw:style-name="gr42" draw:text-style-name="P3" xml:id="id88" draw:id="id88" draw:layer="layout" svg:width="6.5cm" svg:height="3.75cm" svg:x="114.5cm" svg:y="37.75cm">
          <text:p text:style-name="P3">Слышит крик Эмили,</text:p>
          <text:p text:style-name="P3">пугается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" xml:id="id87" draw:id="id87" draw:layer="layout" svg:width="6.5cm" svg:height="3.75cm" svg:x="114.5cm" svg:y="32.25cm">
          <text:p text:style-name="P3">Слышит крик Эмили,</text:p>
          <text:p text:style-name="P3">пугается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" xml:id="id86" draw:id="id86" draw:layer="layout" svg:width="6.5cm" svg:height="3.75cm" svg:x="114.5cm" svg:y="27.25cm">
          <text:p text:style-name="P3">Слышит крик Эмили,</text:p>
          <text:p text:style-name="P3">пугается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" xml:id="id84" draw:id="id84" draw:layer="layout" svg:width="6.5cm" svg:height="3.75cm" svg:x="114.5cm" svg:y="16.75cm">
          <text:p text:style-name="P3">Слышит крик Эмили,</text:p>
          <text:p text:style-name="P3">настораживается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" xml:id="id85" draw:id="id85" draw:layer="layout" svg:width="6.5cm" svg:height="3.75cm" svg:x="114.5cm" svg:y="21.25cm">
          <text:p text:style-name="P3">Слышит крик Эмили,</text:p>
          <text:p text:style-name="P3">Решает пойти за ней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3" draw:text-style-name="P5" draw:layer="layout" svg:x1="112.5cm" svg:y1="18.625cm" svg:x2="114.5cm" svg:y2="18.625cm" draw:start-shape="id73" draw:start-glue-point="1" draw:end-shape="id84" draw:end-glue-point="3" svg:d="M112500 18625h2000" svg:viewBox="0 0 2001 1">
          <text:p/>
        </draw:connector>
        <draw:connector draw:style-name="gr124" draw:text-style-name="P5" draw:layer="layout" svg:x1="112.5cm" svg:y1="23.125cm" svg:x2="114.5cm" svg:y2="23.125cm" draw:start-shape="id74" draw:start-glue-point="1" draw:end-shape="id85" draw:end-glue-point="3" svg:d="M112500 23125h2000" svg:viewBox="0 0 2001 1">
          <text:p/>
        </draw:connector>
        <draw:connector draw:style-name="gr125" draw:text-style-name="P5" draw:layer="layout" svg:x1="112.5cm" svg:y1="29.125cm" svg:x2="114.5cm" svg:y2="29.125cm" draw:start-shape="id65" draw:start-glue-point="1" draw:end-shape="id86" draw:end-glue-point="3" svg:d="M112500 29125h2000" svg:viewBox="0 0 2001 1">
          <text:p/>
        </draw:connector>
        <draw:connector draw:style-name="gr126" draw:text-style-name="P5" draw:layer="layout" svg:x1="113cm" svg:y1="34.125cm" svg:x2="114.5cm" svg:y2="34.125cm" draw:start-shape="id66" draw:start-glue-point="1" draw:end-shape="id87" draw:end-glue-point="3" svg:d="M113000 34125h1500" svg:viewBox="0 0 1501 1">
          <text:p/>
        </draw:connector>
        <draw:connector draw:style-name="gr127" draw:text-style-name="P5" draw:layer="layout" svg:x1="113cm" svg:y1="39.625cm" svg:x2="114.5cm" svg:y2="39.625cm" draw:start-shape="id60" draw:start-glue-point="1" draw:end-shape="id88" draw:end-glue-point="3" svg:d="M113000 39625h1500" svg:viewBox="0 0 1501 1">
          <text:p/>
        </draw:connector>
        <draw:custom-shape draw:style-name="gr128" draw:text-style-name="P3" xml:id="id56" draw:id="id56" draw:layer="layout" svg:width="6.75cm" svg:height="3.75cm" svg:x="81.25cm" svg:y="42.5cm">
          <text:p text:style-name="P3">Идет к Бену по делам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6" draw:text-style-name="P5" draw:layer="layout" svg:x1="88cm" svg:y1="44.375cm" svg:x2="89.5cm" svg:y2="44.375cm" draw:start-shape="id56" draw:start-glue-point="1" draw:end-shape="id62" draw:end-glue-point="3" svg:d="M88000 44375h1500" svg:viewBox="0 0 1501 1">
          <text:p/>
        </draw:connector>
        <draw:custom-shape draw:style-name="gr1" draw:text-style-name="P2" draw:layer="layout" svg:width="33.75cm" svg:height="36.25cm" svg:x="1.5cm" svg:y="0.75cm">
          <text:p text:style-name="P1"><text:span text:style-name="T1"><text:s/></text:span><text:span text:style-name="T1">Very Pas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P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99" draw:id="id99" draw:layer="layout" svg:width="8.25cm" svg:height="6cm" svg:x="1.999cm" svg:y="12.75cm">
          <text:p text:style-name="P3">Дедушка(Ричард)</text:p>
          <text:p text:style-name="P3"><text:s/>совершает убийство, </text:p>
          <text:p text:style-name="P3">Чтобы завладеть </text:p>
          <text:p text:style-name="P3">особняком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98" draw:id="id98" draw:layer="layout" svg:width="8.25cm" svg:height="6cm" svg:x="2.499cm" svg:y="20.25cm">
          <text:p text:style-name="P3">Оставшийся наследник </text:p>
          <text:p text:style-name="P3">Особняка (Генри) теряется </text:p>
          <text:p text:style-name="P3">(подбрасывается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89" draw:id="id89" draw:layer="layout" svg:width="8.25cm" svg:height="6cm" svg:x="2.499cm" svg:y="27cm">
          <text:p text:style-name="P3">Дедушка завладевает</text:p>
          <text:p text:style-name="P3">Особняком.</text:p>
          <text:p text:style-name="P3"/>
          <text:p text:style-name="P3">Правду о нем знает</text:p>
          <text:p text:style-name="P3">Только отец Дженни,</text:p>
          <text:p text:style-name="P3">Но он молчит, так как</text:p>
          <text:p text:style-name="P3">Получил взятку от Ричард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94" draw:id="id94" draw:layer="layout" svg:width="7cm" svg:height="3.75cm" svg:x="21.75cm" svg:y="4cm">
          <text:p text:style-name="P3">ОД рассказывает </text:p>
          <text:p text:style-name="P3">Ричарду про Генри. </text:p>
          <text:p text:style-name="P3">Тот травит ОД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8.25cm" svg:height="6cm" svg:x="2.25cm" svg:y="5.75cm">
          <text:p text:style-name="P3">Ричард узнает от отца</text:p>
          <text:p text:style-name="P3">Дженни, что семья</text:p>
          <text:p text:style-name="P3">Получила в наследство</text:p>
          <text:p text:style-name="P3">особняк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90" draw:id="id90" draw:layer="layout" svg:width="8.25cm" svg:height="6cm" svg:x="12.25cm" svg:y="27cm">
          <text:p text:style-name="P3">Генри вырос в плохих</text:p>
          <text:p text:style-name="P3">Условиях, мечтая</text:p>
          <text:p text:style-name="P3">Узнать правду о своей</text:p>
          <text:p text:style-name="P3">Семье.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6.624cm" svg:y1="33cm" svg:x2="16.375cm" svg:y2="33cm" draw:start-shape="id89" draw:start-glue-point="2" draw:end-shape="id90" draw:end-glue-point="2" svg:d="M6624 33000v501h9751v-501" svg:viewBox="0 0 9752 502">
          <text:p/>
        </draw:connector>
        <draw:custom-shape draw:style-name="gr5" draw:text-style-name="P3" xml:id="id91" draw:id="id91" draw:layer="layout" svg:width="8.25cm" svg:height="5.25cm" svg:x="12.25cm" svg:y="19.5cm">
          <text:p text:style-name="P3">Став полицейским,</text:p>
          <text:p text:style-name="P3">Генри нашел информацию</text:p>
          <text:p text:style-name="P3">О том, что произошло с</text:p>
          <text:p text:style-name="P3">Его родителями.</text:p>
          <text:p text:style-name="P3">Он понял, что это не был</text:p>
          <text:p text:style-name="P3">Несчастный случай.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6.375cm" svg:y1="27cm" svg:x2="16.375cm" svg:y2="24.75cm" draw:start-shape="id90" draw:start-glue-point="0" draw:end-shape="id91" draw:end-glue-point="2" svg:d="M16375 27000v-2250" svg:viewBox="0 0 1 2251">
          <text:p/>
        </draw:connector>
        <draw:custom-shape draw:style-name="gr5" draw:text-style-name="P3" xml:id="id92" draw:id="id92" draw:layer="layout" svg:width="8.25cm" svg:height="5.25cm" svg:x="12.25cm" svg:y="10.75cm">
          <text:p text:style-name="P3">Единственный рабочий </text:p>
          <text:p text:style-name="P3">Контакт, который он</text:p>
          <text:p text:style-name="P3">Нашел, был </text:p>
          <text:p text:style-name="P3">отец Дженни(ОД), - Юрист,</text:p>
          <text:p text:style-name="P3">ответственный</text:p>
          <text:p text:style-name="P3">За передачу наследства.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6.375cm" svg:y1="19.5cm" svg:x2="16.375cm" svg:y2="16cm" draw:start-shape="id91" draw:start-glue-point="0" draw:end-shape="id92" draw:end-glue-point="2" svg:d="M16375 19500v-3500" svg:viewBox="0 0 1 3501">
          <text:p/>
        </draw:connector>
        <draw:custom-shape draw:style-name="gr5" draw:text-style-name="P3" xml:id="id93" draw:id="id93" draw:layer="layout" svg:width="8.25cm" svg:height="5.25cm" svg:x="12.25cm" svg:y="4.75cm">
          <text:p text:style-name="P3">Узнав, что остался </text:p>
          <text:p text:style-name="P3">Наследник, у ОД </text:p>
          <text:p text:style-name="P3">Просыпается совесть</text:p>
          <text:p text:style-name="P3">И он просит Генри </text:p>
          <text:p text:style-name="P3">Приехать, пообещав </text:p>
          <text:p text:style-name="P3">“Раскрыть правду”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6.375cm" svg:y1="10.75cm" svg:x2="16.375cm" svg:y2="10cm" draw:start-shape="id92" draw:start-glue-point="0" draw:end-shape="id93" draw:end-glue-point="2" svg:d="M16375 10750v-750" svg:viewBox="0 0 1 751">
          <text:p/>
        </draw:connector>
        <draw:connector draw:style-name="gr4" draw:text-style-name="P4" draw:layer="layout" svg:x1="20.5cm" svg:y1="7.375cm" svg:x2="21.75cm" svg:y2="5.875cm" draw:start-shape="id93" draw:start-glue-point="1" draw:end-shape="id94" draw:end-glue-point="3" svg:d="M20500 7375h625v-1500h625" svg:viewBox="0 0 1251 1501">
          <text:p/>
        </draw:connector>
        <draw:custom-shape draw:style-name="gr6" draw:text-style-name="P3" xml:id="id95" draw:id="id95" draw:layer="layout" svg:width="8.25cm" svg:height="2.75cm" svg:x="21cm" svg:y="9cm">
          <text:p text:style-name="P3">Приехав, Генри находит ОД </text:p>
          <text:p text:style-name="P3">Мертвым.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5.25cm" svg:y1="7.75cm" svg:x2="25.125cm" svg:y2="9cm" draw:start-shape="id94" draw:start-glue-point="2" draw:end-shape="id95" draw:end-glue-point="0" svg:d="M25250 7750v625h-125v625" svg:viewBox="0 0 126 1251">
          <text:p/>
        </draw:connector>
        <draw:custom-shape draw:style-name="gr7" draw:text-style-name="P3" xml:id="id96" draw:id="id96" draw:layer="layout" svg:width="7.25cm" svg:height="3.75cm" svg:x="21.5cm" svg:y="13cm">
          <text:p text:style-name="P3">Генри встечает Макса</text:p>
          <text:p text:style-name="P3">На месте преступления</text:p>
          <text:p text:style-name="P3">И предлагает помощь</text:p>
          <text:p text:style-name="P3">В будущем </text:p>
          <text:p text:style-name="P3">расследовании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5.125cm" svg:y1="11.75cm" svg:x2="25.125cm" svg:y2="13cm" draw:start-shape="id95" draw:start-glue-point="2" draw:end-shape="id96" draw:end-glue-point="0" svg:d="M25125 11750v1250" svg:viewBox="0 0 1 1251">
          <text:p/>
        </draw:connector>
        <draw:custom-shape draw:style-name="gr7" draw:text-style-name="P3" xml:id="id97" draw:id="id97" draw:layer="layout" svg:width="7.25cm" svg:height="3.75cm" svg:x="21.5cm" svg:y="17.75cm">
          <text:p text:style-name="P3">Дженни убеждена,</text:p>
          <text:p text:style-name="P3">Что один из копов </text:p>
          <text:p text:style-name="P3">убил ОД</text:p>
          <text:p text:style-name="P3">И хочет ему отомстить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5.125cm" svg:y1="16.75cm" svg:x2="25.125cm" svg:y2="17.75cm" draw:start-shape="id96" draw:start-glue-point="2" draw:end-shape="id97" draw:end-glue-point="0" svg:d="M25125 16750v1000" svg:viewBox="0 0 1 1001">
          <text:p/>
        </draw:connector>
        <draw:custom-shape draw:style-name="gr8" draw:text-style-name="P3" xml:id="id100" draw:id="id100" draw:layer="layout" svg:width="9cm" svg:height="5cm" svg:x="22cm" svg:y="22.75cm">
          <text:p text:style-name="P3">Через несколько дней, Генри </text:p>
          <text:p text:style-name="P3">начинает подозревать </text:p>
          <text:p text:style-name="P3">Ричарда во всём. Он </text:p>
          <text:p text:style-name="P3">Предлагаем Максу проверить</text:p>
          <text:p text:style-name="P3">особняк, и они идут туда.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25.125cm" svg:y1="16.75cm" svg:x2="25.125cm" svg:y2="17.75cm" draw:start-shape="id96" draw:start-glue-point="2" draw:end-shape="id97" draw:end-glue-point="0" svg:d="M25125 16750v1000" svg:viewBox="0 0 1 1001">
          <text:p/>
        </draw:connector>
        <draw:connector draw:style-name="gr10" draw:text-style-name="P5" draw:layer="layout" svg:x1="25.125cm" svg:y1="11.75cm" svg:x2="25.125cm" svg:y2="13cm" draw:start-shape="id95" draw:start-glue-point="2" draw:end-shape="id96" draw:end-glue-point="0" svg:d="M25125 11750v1250" svg:viewBox="0 0 1 1251">
          <text:p/>
        </draw:connector>
        <draw:connector draw:style-name="gr11" draw:text-style-name="P5" draw:layer="layout" svg:x1="25.25cm" svg:y1="7.75cm" svg:x2="25.125cm" svg:y2="9cm" draw:start-shape="id94" draw:start-glue-point="2" draw:end-shape="id95" draw:end-glue-point="0" svg:d="M25250 7750v625h-125v625" svg:viewBox="0 0 126 1251">
          <text:p/>
        </draw:connector>
        <draw:connector draw:style-name="gr12" draw:text-style-name="P5" draw:layer="layout" svg:x1="20.5cm" svg:y1="7.375cm" svg:x2="21.75cm" svg:y2="5.875cm" draw:start-shape="id93" draw:start-glue-point="1" draw:end-shape="id94" draw:end-glue-point="3" svg:d="M20500 7375h625v-1500h625" svg:viewBox="0 0 1251 1501">
          <text:p/>
        </draw:connector>
        <draw:connector draw:style-name="gr13" draw:text-style-name="P5" draw:layer="layout" svg:x1="16.375cm" svg:y1="10.75cm" svg:x2="16.375cm" svg:y2="10cm" draw:start-shape="id92" draw:start-glue-point="0" draw:end-shape="id93" draw:end-glue-point="2" svg:d="M16375 10750v-750" svg:viewBox="0 0 1 751">
          <text:p/>
        </draw:connector>
        <draw:connector draw:style-name="gr14" draw:text-style-name="P5" draw:layer="layout" svg:x1="16.375cm" svg:y1="19.5cm" svg:x2="16.375cm" svg:y2="16cm" draw:start-shape="id91" draw:start-glue-point="0" draw:end-shape="id92" draw:end-glue-point="2" svg:d="M16375 19500v-3500" svg:viewBox="0 0 1 3501">
          <text:p/>
        </draw:connector>
        <draw:connector draw:style-name="gr15" draw:text-style-name="P6" draw:layer="layout" svg:x1="16.375cm" svg:y1="27cm" svg:x2="16.375cm" svg:y2="24.75cm" draw:start-shape="id90" draw:start-glue-point="0" draw:end-shape="id91" draw:end-glue-point="2" svg:d="M16375 27000v-2250" svg:viewBox="0 0 1 2251">
          <text:p/>
        </draw:connector>
        <draw:connector draw:style-name="gr16" draw:text-style-name="P5" draw:layer="layout" svg:x1="6.624cm" svg:y1="33cm" svg:x2="16.375cm" svg:y2="33cm" draw:start-shape="id89" draw:start-glue-point="2" draw:end-shape="id90" draw:end-glue-point="2" svg:d="M6624 33000v501h9751v-501" svg:viewBox="0 0 9752 502">
          <text:p/>
        </draw:connector>
        <draw:connector draw:style-name="gr17" draw:text-style-name="P5" draw:layer="layout" draw:line-skew="0cm 6.751cm" svg:x1="10.749cm" svg:y1="23.25cm" svg:x2="6.624cm" svg:y2="27cm" draw:start-shape="id98" draw:start-glue-point="1" draw:end-shape="id89" draw:end-glue-point="0" svg:d="M10749 23250h501v3250h-4626v500" svg:viewBox="0 0 4627 3751">
          <text:p/>
        </draw:connector>
        <draw:connector draw:style-name="gr18" draw:text-style-name="P5" draw:layer="layout" svg:x1="10.249cm" svg:y1="15.75cm" svg:x2="6.624cm" svg:y2="20.25cm" draw:start-shape="id99" draw:start-glue-point="1" draw:end-shape="id98" draw:end-glue-point="0" svg:d="M10249 15750h501v3750h-4126v750" svg:viewBox="0 0 4127 4501">
          <text:p/>
        </draw:connector>
        <draw:connector draw:style-name="gr19" draw:text-style-name="P5" draw:layer="layout" svg:x1="25.125cm" svg:y1="21.5cm" svg:x2="26.5cm" svg:y2="22.75cm" draw:start-shape="id97" draw:start-glue-point="2" draw:end-shape="id100" draw:end-glue-point="0" svg:d="M25125 21500v625h1375v625" svg:viewBox="0 0 1376 1251">
          <text:p/>
        </draw:connector>
        <draw:custom-shape draw:style-name="gr7" draw:text-style-name="P3" xml:id="id101" draw:id="id101" draw:layer="layout" svg:width="7.25cm" svg:height="3.75cm" svg:x="35cm" svg:y="27.25cm">
          <text:p text:style-name="P3"><text:span text:style-name="T2">Дженни идет за ними, </text:span></text:p>
          <text:p text:style-name="P3"><text:span text:style-name="T2">Чтобы выяснить, кто из</text:span></text:p>
          <text:p text:style-name="P3"><text:span text:style-name="T2">Них убил О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5" draw:layer="layout" svg:x1="26.5cm" svg:y1="27.75cm" svg:x2="35cm" svg:y2="29.125cm" draw:start-shape="id100" draw:start-glue-point="2" draw:end-shape="id101" draw:end-glue-point="3" svg:d="M26500 27750v1375h8500" svg:viewBox="0 0 8501 1376">
          <text:p/>
        </draw:connector>
        <draw:custom-shape draw:style-name="gr7" draw:text-style-name="P3" xml:id="id102" draw:id="id102" draw:layer="layout" svg:width="7.25cm" svg:height="3.75cm" svg:x="45cm" svg:y="32.25cm">
          <text:p text:style-name="P3"><text:span text:style-name="T2">Медсестра</text:span> <text:span text:style-name="T2">приходит</text:span> <text:span text:style-name="T2">в</text:span> </text:p>
          <text:p text:style-name="P3"><text:span text:style-name="T2">Особняк</text:span> <text:span text:style-name="T2">для</text:span> </text:p>
          <text:p text:style-name="P3"><text:span text:style-name="T2">Регулярного осмотра</text:span></text:p>
          <text:p text:style-name="P3"><text:span text:style-name="T2">Ричар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05" draw:id="id105" draw:layer="layout" svg:width="7.25cm" svg:height="3.75cm" svg:x="27cm" svg:y="37.75cm">
          <text:p text:style-name="P3">Бен работает</text:p>
          <text:p text:style-name="P3">У Ричарда в качестве</text:p>
          <text:p text:style-name="P3">бухгалтер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04" draw:id="id104" draw:layer="layout" svg:width="7.25cm" svg:height="3.75cm" svg:x="27cm" svg:y="42.5cm">
          <text:p text:style-name="P3">Эмили работает</text:p>
          <text:p text:style-name="P3">в особняке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xml:id="id103" draw:id="id103" draw:layer="layout" svg:width="7.25cm" svg:height="5cm" svg:x="27cm" svg:y="51.25cm">
          <text:p text:style-name="P3">Сьюзи играла в саду </text:p>
          <text:p text:style-name="P3">Особняка, но её застала</text:p>
          <text:p text:style-name="P3">Гроза и она решила</text:p>
          <text:p text:style-name="P3">Переждать в секретных</text:p>
          <text:p text:style-name="P3">Частях особняк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7.25cm" svg:height="3.75cm" svg:x="185.25cm" svg:y="40cm">
          <text:p text:style-name="P3">Конец сюжетной </text:p>
          <text:p text:style-name="P3">Линии Сьюзи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7.25cm" svg:height="3cm" svg:x="336.5cm" svg:y="41cm">
          <text:p text:style-name="P3">Конец сюжетной </text:p>
          <text:p text:style-name="P3">Линии Дженни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7.25cm" svg:height="3cm" svg:x="576.5cm" svg:y="43.75cm">
          <text:p text:style-name="P3">Конец основного сюжета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6" draw:layer="layout" svg:x1="58.5cm" svg:y1="0cm" svg:x2="58.5cm" svg:y2="121.75cm">
          <text:p/>
        </draw:line>
        <draw:connector draw:style-name="gr24" draw:text-style-name="P5" draw:layer="layout" svg:x1="26.5cm" svg:y1="27.75cm" svg:x2="45cm" svg:y2="34.125cm" draw:start-shape="id100" draw:start-glue-point="2" draw:end-shape="id102" draw:end-glue-point="3" svg:d="M26500 27750v6375h18500" svg:viewBox="0 0 18501 6376">
          <text:p/>
        </draw:connector>
        <draw:connector draw:style-name="gr25" draw:text-style-name="P5" draw:layer="layout" svg:x1="26.5cm" svg:y1="27.75cm" svg:x2="27cm" svg:y2="53.75cm" draw:start-shape="id100" draw:start-glue-point="2" draw:end-shape="id103" draw:end-glue-point="3" svg:d="M26500 27750v11750h-1v14250h501" svg:viewBox="0 0 502 26001">
          <text:p/>
        </draw:connector>
        <draw:connector draw:style-name="gr26" draw:text-style-name="P5" draw:layer="layout" svg:x1="26.5cm" svg:y1="27.75cm" svg:x2="27cm" svg:y2="44.375cm" draw:start-shape="id100" draw:start-glue-point="2" draw:end-shape="id104" draw:end-glue-point="3" svg:d="M26500 27750v7375h-1v9250h501" svg:viewBox="0 0 502 16626">
          <text:p/>
        </draw:connector>
        <draw:connector draw:style-name="gr27" draw:text-style-name="P5" draw:layer="layout" svg:x1="26.5cm" svg:y1="27.75cm" svg:x2="27cm" svg:y2="39.625cm" draw:start-shape="id100" draw:start-glue-point="2" draw:end-shape="id105" draw:end-glue-point="3" svg:d="M26500 27750v5000h-1v6875h501" svg:viewBox="0 0 502 11876">
          <text:p/>
        </draw:connector>
        <draw:custom-shape draw:style-name="gr28" draw:text-style-name="P3" xml:id="id106" draw:id="id106" draw:layer="layout" svg:width="8cm" svg:height="4cm" svg:x="27cm" svg:y="57.75cm">
          <text:p text:style-name="P3">Повар обнаруживает,</text:p>
          <text:p text:style-name="P3">Что его собака </text:p>
          <text:p text:style-name="P3">Отравилась, съев остатки</text:p>
          <text:p text:style-name="P3">Обеда ОД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5" draw:layer="layout" svg:x1="26.5cm" svg:y1="27.75cm" svg:x2="27cm" svg:y2="59.75cm" draw:start-shape="id100" draw:start-glue-point="2" draw:end-shape="id106" draw:end-glue-point="3" svg:d="M26500 27750v15000h-1v17000h501" svg:viewBox="0 0 502 32001">
          <text:p/>
        </draw:connector>
        <draw:custom-shape draw:style-name="gr7" draw:text-style-name="P3" xml:id="id107" draw:id="id107" draw:layer="layout" svg:width="7.25cm" svg:height="3.75cm" svg:x="35.788cm" svg:y="57.866cm">
          <text:p text:style-name="P3">Он решает спросить</text:p>
          <text:p text:style-name="P3">Ричарда об этом, и</text:p>
          <text:p text:style-name="P3">Начинает пытаться его</text:p>
          <text:p text:style-name="P3">шантажировать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5" draw:layer="layout" svg:x1="35cm" svg:y1="59.75cm" svg:x2="35.788cm" svg:y2="59.741cm" draw:start-shape="id106" draw:start-glue-point="1" draw:end-shape="id107" draw:end-glue-point="3" svg:d="M35000 59750h394v-9h394" svg:viewBox="0 0 789 10">
          <text:p/>
        </draw:connector>
        <draw:custom-shape draw:style-name="gr7" draw:text-style-name="P3" xml:id="id108" draw:id="id108" draw:layer="layout" svg:width="7.25cm" svg:height="3.75cm" svg:x="27.25cm" svg:y="63cm">
          <text:p text:style-name="P3"><text:s/>Ричард находится у себя</text:p>
          <text:p text:style-name="P3">В особняке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5" draw:layer="layout" svg:x1="26.5cm" svg:y1="27.75cm" svg:x2="27.25cm" svg:y2="64.875cm" draw:start-shape="id100" draw:start-glue-point="2" draw:end-shape="id108" draw:end-glue-point="3" svg:d="M26500 27750v37125h750" svg:viewBox="0 0 751 37126">
          <text:p/>
        </draw:connector>
        <draw:custom-shape draw:style-name="gr7" draw:text-style-name="P3" xml:id="id109" draw:id="id109" draw:layer="layout" svg:width="7.25cm" svg:height="3.75cm" svg:x="38.5cm" svg:y="63cm">
          <text:p text:style-name="P3">Ричард соглашается</text:p>
          <text:p text:style-name="P3">Дать повару денег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5" draw:layer="layout" svg:x1="34.5cm" svg:y1="64.875cm" svg:x2="38.5cm" svg:y2="64.875cm" draw:start-shape="id108" draw:start-glue-point="1" draw:end-shape="id109" draw:end-glue-point="3" svg:d="M34500 64875h4000" svg:viewBox="0 0 4001 1">
          <text:p/>
        </draw:connector>
        <draw:custom-shape draw:style-name="gr7" draw:text-style-name="P3" xml:id="id114" draw:id="id114" draw:layer="layout" svg:width="7.25cm" svg:height="3.75cm" svg:x="51.75cm" svg:y="63cm">
          <text:p text:style-name="P3"><text:s/>Он тайно вытаскивает</text:p>
          <text:p text:style-name="P3">Пузырек с лекарством у </text:p>
          <text:p text:style-name="P3">Медсестры, пока она не</text:p>
          <text:p text:style-name="P3">видит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5" draw:layer="layout" svg:x1="45.75cm" svg:y1="64.875cm" svg:x2="47.25cm" svg:y2="64.875cm" draw:start-shape="id109" draw:start-glue-point="1" draw:end-shape="id110" draw:end-glue-point="3" svg:d="M45750 64875h1500" svg:viewBox="0 0 1501 1">
          <text:p/>
        </draw:connector>
        <draw:custom-shape draw:style-name="gr7" draw:text-style-name="P3" xml:id="id111" draw:id="id111" draw:layer="layout" svg:width="7.25cm" svg:height="3.75cm" svg:x="35.75cm" svg:y="16.75cm">
          <text:p text:style-name="P3">Макс (встречается с </text:p>
          <text:p text:style-name="P3">Айзеком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112" draw:id="id112" draw:layer="layout" svg:width="7.25cm" svg:height="3.75cm" svg:x="35.75cm" svg:y="21.25cm">
          <text:p text:style-name="P7"><text:span text:style-name="T3">Генри</text:span>(встречается с </text:p>
          <text:p text:style-name="P7">Айзеком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5" draw:layer="layout" svg:x1="28.75cm" svg:y1="19.625cm" svg:x2="35.75cm" svg:y2="18.625cm" draw:start-shape="id97" draw:start-glue-point="1" draw:end-shape="id111" draw:end-glue-point="3" svg:d="M28750 19625h3500v-1000h3500" svg:viewBox="0 0 7001 1001">
          <text:p/>
        </draw:connector>
        <draw:connector draw:style-name="gr35" draw:text-style-name="P5" draw:layer="layout" svg:x1="31cm" svg:y1="25.25cm" svg:x2="35.75cm" svg:y2="23.125cm" draw:start-shape="id100" draw:start-glue-point="1" draw:end-shape="id112" draw:end-glue-point="3" svg:d="M31000 25250h2375v-2125h2375" svg:viewBox="0 0 4751 2126">
          <text:p/>
        </draw:connector>
        <draw:custom-shape draw:style-name="gr36" draw:text-style-name="P3" xml:id="id116" draw:id="id116" draw:layer="layout" svg:width="5cm" svg:height="3.75cm" svg:x="58.5cm" svg:y="69.75cm">
          <text:p text:style-name="P3">ГГ просыпается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" xml:id="id113" draw:id="id113" draw:layer="layout" svg:width="30.288cm" svg:height="3.75cm" svg:x="45.962cm" svg:y="57.865cm">
          <text:p text:style-name="P3">На кухне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5" draw:layer="layout" svg:x1="43.038cm" svg:y1="59.741cm" svg:x2="45.962cm" svg:y2="59.74cm" draw:start-shape="id107" draw:start-glue-point="1" draw:end-shape="id113" draw:end-glue-point="3" svg:d="M43038 59741h1462v-1h1462" svg:viewBox="0 0 2925 2">
          <text:p/>
        </draw:connector>
        <draw:custom-shape draw:style-name="gr39" draw:text-style-name="P3" xml:id="id115" draw:id="id115" draw:layer="layout" svg:width="5.75cm" svg:height="3.75cm" svg:x="59.75cm" svg:y="63cm">
          <text:p text:style-name="P3">Заменяет пузырьки </text:p>
          <text:p text:style-name="P3">С лекарствами</text:p>
          <text:p text:style-name="P3">В комнате повара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5" draw:layer="layout" svg:x1="59cm" svg:y1="64.875cm" svg:x2="59.75cm" svg:y2="64.875cm" draw:start-shape="id114" draw:start-glue-point="1" draw:end-shape="id115" draw:end-glue-point="3" svg:d="M59000 64875h750" svg:viewBox="0 0 751 1">
          <text:p/>
        </draw:connector>
        <draw:connector draw:style-name="gr41" draw:text-style-name="P5" draw:layer="layout" svg:x1="26.5cm" svg:y1="27.75cm" svg:x2="58.5cm" svg:y2="71.625cm" draw:start-shape="id100" draw:start-glue-point="2" draw:end-shape="id116" draw:end-glue-point="3" svg:d="M26500 27750v43875h32000" svg:viewBox="0 0 32001 43876">
          <text:p/>
        </draw:connector>
        <draw:custom-shape draw:style-name="gr42" draw:text-style-name="P3" xml:id="id117" draw:id="id117" draw:layer="layout" svg:width="6.5cm" svg:height="3.75cm" svg:x="65.25cm" svg:y="69.75cm">
          <text:p text:style-name="P3">Начинает изучать </text:p>
          <text:p text:style-name="P3">Особняк и знакомиться</text:p>
          <text:p text:style-name="P3">С его жителями,</text:p>
          <text:p text:style-name="P3">Встречается с Эмили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5" draw:layer="layout" svg:x1="63.5cm" svg:y1="71.625cm" svg:x2="65.25cm" svg:y2="71.625cm" draw:start-shape="id116" draw:start-glue-point="1" draw:end-shape="id117" draw:end-glue-point="3" svg:d="M63500 71625h1750" svg:viewBox="0 0 1751 1">
          <text:p/>
        </draw:connector>
        <draw:custom-shape draw:style-name="gr44" draw:text-style-name="P3" xml:id="id126" draw:id="id126" draw:layer="layout" svg:width="10.5cm" svg:height="3.75cm" svg:x="82.264cm" svg:y="63.007cm">
          <text:p text:style-name="P3">Встречается с ГГ;</text:p>
          <text:p text:style-name="P3">Говорит, чтобы тот пришел на обед</text:p>
          <text:p text:style-name="P3">Через 15 минут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18" draw:id="id118" draw:layer="layout" svg:width="7.25cm" svg:height="3.75cm" svg:x="78.951cm" svg:y="57.874cm">
          <text:p text:style-name="P3">Идет к себе, берет</text:p>
          <text:p text:style-name="P3">Лекарство и выпивает</text:p>
          <text:p text:style-name="P3">его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5" draw:layer="layout" svg:x1="76.25cm" svg:y1="59.74cm" svg:x2="78.951cm" svg:y2="59.749cm" draw:start-shape="id113" draw:start-glue-point="1" draw:end-shape="id118" draw:end-glue-point="3" svg:d="M76250 59740h1351v9h1350" svg:viewBox="0 0 2702 10">
          <text:p/>
        </draw:connector>
        <draw:custom-shape draw:style-name="gr46" draw:text-style-name="P8" xml:id="id119" draw:id="id119" draw:layer="layout" svg:width="7.25cm" svg:height="3.75cm" svg:x="27cm" svg:y="46.75cm">
          <text:p text:style-name="P3">Айзек работает</text:p>
          <text:p text:style-name="P3">в особняке 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5" draw:layer="layout" svg:x1="26.5cm" svg:y1="27.75cm" svg:x2="27cm" svg:y2="48.625cm" draw:start-shape="id100" draw:start-glue-point="2" draw:end-shape="id119" draw:end-glue-point="3" svg:d="M26500 27750v9500h-1v11375h501" svg:viewBox="0 0 502 20876">
          <text:p/>
        </draw:connector>
        <draw:custom-shape draw:style-name="gr7" draw:text-style-name="P3" xml:id="id120" draw:id="id120" draw:layer="layout" svg:width="7.25cm" svg:height="3.75cm" svg:x="64.25cm" svg:y="42.5cm">
          <text:p text:style-name="P3">Встречается с ГГ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8" draw:text-style-name="P5" draw:layer="layout" svg:x1="34.25cm" svg:y1="44.375cm" svg:x2="64.25cm" svg:y2="44.375cm" draw:start-shape="id104" draw:start-glue-point="1" draw:end-shape="id120" draw:end-glue-point="3" svg:d="M34250 44375h30000" svg:viewBox="0 0 30001 1">
          <text:p/>
        </draw:connector>
        <draw:custom-shape draw:style-name="gr7" draw:text-style-name="P3" xml:id="id139" draw:id="id139" draw:layer="layout" svg:width="7.25cm" svg:height="3.75cm" svg:x="71.5cm" svg:y="46.75cm">
          <text:p text:style-name="P3">Встречается с ГГ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" xml:id="id121" draw:id="id121" draw:layer="layout" svg:width="4cm" svg:height="3.75cm" svg:x="72.75cm" svg:y="42.5cm">
          <text:p text:style-name="P3">Приводит </text:p>
          <text:p text:style-name="P3">ГГ к Айзеку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5" draw:layer="layout" svg:x1="71.5cm" svg:y1="44.375cm" svg:x2="72.75cm" svg:y2="44.375cm" draw:start-shape="id120" draw:start-glue-point="1" draw:end-shape="id121" draw:end-glue-point="3" svg:d="M71500 44375h1250" svg:viewBox="0 0 1251 1">
          <text:p/>
        </draw:connector>
        <draw:custom-shape draw:style-name="gr50" draw:text-style-name="P3" xml:id="id122" draw:id="id122" draw:layer="layout" svg:width="60cm" svg:height="3.75cm" svg:x="35cm" svg:y="37.75cm">
          <text:p text:style-name="P3">Сидит у себя в комнате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1" draw:text-style-name="P5" draw:layer="layout" svg:x1="34.25cm" svg:y1="39.625cm" svg:x2="35cm" svg:y2="39.625cm" draw:start-shape="id105" draw:start-glue-point="1" draw:end-shape="id122" draw:end-glue-point="3" svg:d="M34250 39625h750" svg:viewBox="0 0 751 1">
          <text:p/>
        </draw:connector>
        <draw:connector draw:style-name="gr52" draw:text-style-name="P5" xml:id="id150" draw:id="id150" draw:layer="layout" svg:x1="95cm" svg:y1="39.625cm" svg:x2="95cm" svg:y2="39.625cm" draw:start-shape="id122" draw:end-shape="id122" svg:d="M95000 39625z" svg:viewBox="0 0 1 1">
          <text:p/>
        </draw:connector>
        <draw:custom-shape draw:style-name="gr7" draw:text-style-name="P3" xml:id="id123" draw:id="id123" draw:layer="layout" svg:width="7.25cm" svg:height="3.75cm" svg:x="35.5cm" svg:y="46.75cm">
          <text:p text:style-name="P3">Встречается с Максом</text:p>
          <text:p text:style-name="P3">И Генри и просит их </text:p>
          <text:p text:style-name="P3">Подождать в комнате</text:p>
          <text:p text:style-name="P3">Для гостей, пока не </text:p>
          <text:p text:style-name="P3">Освободится Ричард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3" draw:text-style-name="P5" draw:layer="layout" svg:x1="34.25cm" svg:y1="48.625cm" svg:x2="35.5cm" svg:y2="48.625cm" draw:start-shape="id119" draw:start-glue-point="1" draw:end-shape="id123" draw:end-glue-point="3" svg:d="M34250 48625h1250" svg:viewBox="0 0 1251 1">
          <text:p/>
        </draw:connector>
        <draw:custom-shape draw:style-name="gr54" draw:text-style-name="P3" xml:id="id127" draw:id="id127" draw:layer="layout" svg:width="21.25cm" svg:height="8.25cm" svg:x="44cm" svg:y="16.75cm">
          <text:p text:style-name="P3">Ждут в гостевой комнате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" xml:id="id110" draw:id="id110" draw:layer="layout" svg:width="4cm" svg:height="3.75cm" svg:x="47.25cm" svg:y="63cm">
          <text:p text:style-name="P3">На осмотре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6" draw:text-style-name="P5" draw:layer="layout" svg:x1="51.25cm" svg:y1="64.875cm" svg:x2="51.75cm" svg:y2="64.875cm" draw:start-shape="id110" draw:start-glue-point="1" draw:end-shape="id114" draw:end-glue-point="3" svg:d="M51250 64875h500" svg:viewBox="0 0 501 1">
          <text:p/>
        </draw:connector>
        <draw:custom-shape draw:style-name="gr7" draw:text-style-name="P3" xml:id="id124" draw:id="id124" draw:layer="layout" svg:width="7.25cm" svg:height="3.75cm" svg:x="66.5cm" svg:y="63cm">
          <text:p text:style-name="P3">Встречается с Копами</text:p>
          <text:p text:style-name="P3">Предлагает им прийти в </text:p>
          <text:p text:style-name="P3">Столовую на обед</text:p>
          <text:p text:style-name="P3">Через 30 минут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7" draw:text-style-name="P5" draw:layer="layout" svg:x1="65.5cm" svg:y1="64.875cm" svg:x2="66.5cm" svg:y2="64.875cm" draw:start-shape="id115" draw:start-glue-point="1" draw:end-shape="id124" draw:end-glue-point="3" svg:d="M65500 64875h1000" svg:viewBox="0 0 1001 1">
          <text:p/>
        </draw:connector>
        <draw:custom-shape draw:style-name="gr7" draw:text-style-name="P3" xml:id="id125" draw:id="id125" draw:layer="layout" svg:width="7.25cm" svg:height="3.75cm" svg:x="74.25cm" svg:y="63cm">
          <text:p text:style-name="P3">Встречается с Дженни;</text:p>
          <text:p text:style-name="P3">Предлагает ей остаться</text:p>
          <text:p text:style-name="P3">У него, и пока ничего</text:p>
          <text:p text:style-name="P3">Никому не говорить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8" draw:text-style-name="P5" draw:layer="layout" svg:x1="73.75cm" svg:y1="64.875cm" svg:x2="74.25cm" svg:y2="64.875cm" draw:start-shape="id124" draw:start-glue-point="1" draw:end-shape="id125" draw:end-glue-point="3" svg:d="M73750 64875h500" svg:viewBox="0 0 501 1">
          <text:p/>
        </draw:connector>
        <draw:connector draw:style-name="gr59" draw:text-style-name="P5" draw:layer="layout" svg:x1="81.5cm" svg:y1="64.875cm" svg:x2="82.264cm" svg:y2="64.882cm" draw:start-shape="id125" draw:start-glue-point="1" draw:end-shape="id126" draw:end-glue-point="3" svg:d="M81500 64875h382v7h382" svg:viewBox="0 0 765 8">
          <text:p/>
        </draw:connector>
        <draw:connector draw:style-name="gr60" draw:text-style-name="P5" draw:layer="layout" svg:x1="43cm" svg:y1="18.625cm" svg:x2="44cm" svg:y2="20.875cm" draw:start-shape="id111" draw:start-glue-point="1" draw:end-shape="id127" draw:end-glue-point="3" svg:d="M43000 18625h500v2250h500" svg:viewBox="0 0 1001 2251">
          <text:p/>
        </draw:connector>
        <draw:connector draw:style-name="gr61" draw:text-style-name="P5" draw:layer="layout" svg:x1="43cm" svg:y1="23.125cm" svg:x2="44cm" svg:y2="20.875cm" draw:start-shape="id112" draw:start-glue-point="1" draw:end-shape="id127" draw:end-glue-point="3" svg:d="M43000 23125h500v-2250h500" svg:viewBox="0 0 1001 2251">
          <text:p/>
        </draw:connector>
        <draw:custom-shape draw:style-name="gr7" draw:text-style-name="P3" xml:id="id129" draw:id="id129" draw:layer="layout" svg:width="7.25cm" svg:height="3.75cm" svg:x="43.5cm" svg:y="27.25cm">
          <text:p text:style-name="P3"><text:span text:style-name="T2">Встречается с Айзеком</text:span></text:p>
          <text:p text:style-name="P3"><text:span text:style-name="T2">И просит дать ей</text:span></text:p>
          <text:p text:style-name="P3"><text:span text:style-name="T2">Поговорить с Ричардом</text:span></text:p>
          <text:p text:style-name="P3"><text:span text:style-name="T2">(не хочет встречаться с</text:span></text:p>
          <text:p text:style-name="P3"><text:span text:style-name="T2">копами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28" draw:id="id128" draw:layer="layout" svg:width="7.25cm" svg:height="3.75cm" svg:x="35cm" svg:y="27.25cm">
          <text:p text:style-name="P3"><text:span text:style-name="T2">Дженни идет за ними, </text:span></text:p>
          <text:p text:style-name="P3"><text:span text:style-name="T2">Чтобы выяснить, кто из</text:span></text:p>
          <text:p text:style-name="P3"><text:span text:style-name="T2">Них убил О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30" draw:id="id130" draw:layer="layout" svg:width="7.25cm" svg:height="3.75cm" svg:x="43.75cm" svg:y="46.75cm">
          <text:p text:style-name="P3"><text:span text:style-name="T2">Встречается с Дженни,</text:span></text:p>
          <text:p text:style-name="P3"><text:span text:style-name="T2">Просит её подождать в</text:span></text:p>
          <text:p text:style-name="P3"><text:span text:style-name="T2">библиотек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5" draw:layer="layout" svg:x1="42.25cm" svg:y1="29.125cm" svg:x2="43.5cm" svg:y2="29.125cm" draw:start-shape="id128" draw:start-glue-point="1" draw:end-shape="id129" draw:end-glue-point="3" svg:d="M42250 29125h1250" svg:viewBox="0 0 1251 1">
          <text:p/>
        </draw:connector>
        <draw:connector draw:style-name="gr63" draw:text-style-name="P5" draw:layer="layout" svg:x1="42.75cm" svg:y1="48.625cm" svg:x2="43.75cm" svg:y2="48.625cm" draw:start-shape="id123" draw:start-glue-point="1" draw:end-shape="id130" draw:end-glue-point="3" svg:d="M42750 48625h1000" svg:viewBox="0 0 1001 1">
          <text:p/>
        </draw:connector>
        <draw:custom-shape draw:style-name="gr7" draw:text-style-name="P3" xml:id="id135" draw:id="id135" draw:layer="layout" svg:width="7.25cm" svg:height="3.75cm" svg:x="78.951cm" svg:y="57.874cm">
          <text:p text:style-name="P3">Идет к себе, берет</text:p>
          <text:p text:style-name="P3">Лекарство и выпивает</text:p>
          <text:p text:style-name="P3">его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" xml:id="id131" draw:id="id131" draw:layer="layout" svg:width="48.75cm" svg:height="5cm" svg:x="35.75cm" svg:y="51.25cm">
          <text:p text:style-name="P3">Прячется в секретных</text:p>
          <text:p text:style-name="P3">проходах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5" draw:text-style-name="P5" draw:layer="layout" svg:x1="34.25cm" svg:y1="53.75cm" svg:x2="35.75cm" svg:y2="53.75cm" draw:start-shape="id103" draw:start-glue-point="1" draw:end-shape="id131" draw:end-glue-point="3" svg:d="M34250 53750h1500" svg:viewBox="0 0 1501 1">
          <text:p/>
        </draw:connector>
        <draw:custom-shape draw:style-name="gr42" draw:text-style-name="P3" xml:id="id132" draw:id="id132" draw:layer="layout" svg:width="6.5cm" svg:height="3.75cm" svg:x="73.5cm" svg:y="69.75cm">
          <text:p text:style-name="P3">Встречается с </text:p>
          <text:p text:style-name="P3">Айзеком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6" draw:text-style-name="P5" draw:layer="layout" svg:x1="71.75cm" svg:y1="71.625cm" svg:x2="73.5cm" svg:y2="71.625cm" draw:start-shape="id117" draw:start-glue-point="1" draw:end-shape="id132" draw:end-glue-point="3" svg:d="M71750 71625h1750" svg:viewBox="0 0 1751 1">
          <text:p/>
        </draw:connector>
        <draw:custom-shape draw:style-name="gr67" draw:text-style-name="P3" xml:id="id133" draw:id="id133" draw:layer="layout" svg:width="7.5cm" svg:height="3.75cm" svg:x="82cm" svg:y="69.75cm">
          <text:p text:style-name="P3">Встречается с Ричардом 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8" draw:text-style-name="P5" draw:layer="layout" svg:x1="80cm" svg:y1="71.625cm" svg:x2="82cm" svg:y2="71.625cm" draw:start-shape="id132" draw:start-glue-point="1" draw:end-shape="id133" draw:end-glue-point="3" svg:d="M80000 71625h2000" svg:viewBox="0 0 2001 1">
          <text:p/>
        </draw:connector>
        <draw:connector draw:style-name="gr69" draw:text-style-name="P5" draw:layer="layout" svg:x1="51cm" svg:y1="48.625cm" svg:x2="54cm" svg:y2="48.625cm" draw:start-shape="id130" draw:start-glue-point="1" draw:end-shape="id134" draw:end-glue-point="3" svg:d="M51000 48625h3000" svg:viewBox="0 0 3001 1">
          <text:p/>
        </draw:connector>
        <draw:custom-shape draw:style-name="gr70" draw:text-style-name="P9" xml:id="id136" draw:id="id136" draw:layer="layout" svg:width="7.25cm" svg:height="3.485cm" svg:x="87.303cm" svg:y="58cm">
          <text:p text:style-name="P3">Умирает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5" draw:layer="layout" svg:x1="86.201cm" svg:y1="59.749cm" svg:x2="87.303cm" svg:y2="59.742cm" draw:start-shape="id135" draw:start-glue-point="1" draw:end-shape="id136" draw:end-glue-point="3" svg:d="M86201 59749h551v-7h551" svg:viewBox="0 0 1103 8">
          <text:p/>
        </draw:connector>
        <draw:custom-shape draw:style-name="gr72" draw:text-style-name="P3" xml:id="id137" draw:id="id137" draw:layer="layout" svg:width="7.25cm" svg:height="8.25cm" svg:x="66.5cm" svg:y="16.75cm">
          <text:p text:style-name="P3">Встречаются с </text:p>
          <text:p text:style-name="P3">Ричардом; просят его</text:p>
          <text:p text:style-name="P3">Разрешить им остаться в</text:p>
          <text:p text:style-name="P3">Особняке на ночь для </text:p>
          <text:p text:style-name="P3">расследования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5" draw:layer="layout" svg:x1="65.25cm" svg:y1="20.875cm" svg:x2="66.5cm" svg:y2="20.875cm" draw:start-shape="id127" draw:start-glue-point="1" draw:end-shape="id137" draw:end-glue-point="3" svg:d="M65250 20875h1250" svg:viewBox="0 0 1251 1">
          <text:p/>
        </draw:connector>
        <draw:custom-shape draw:style-name="gr74" draw:text-style-name="P3" xml:id="id138" draw:id="id138" draw:layer="layout" svg:width="15.75cm" svg:height="3.75cm" svg:x="53.25cm" svg:y="32.25cm">
          <text:p text:style-name="P3">Говорит с Айзеком на </text:p>
          <text:p text:style-name="P3">Отвл. тему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9" draw:text-style-name="P5" draw:layer="layout" svg:x1="52.25cm" svg:y1="34.125cm" svg:x2="53.25cm" svg:y2="34.125cm" draw:start-shape="id102" draw:start-glue-point="1" draw:end-shape="id138" draw:end-glue-point="3" svg:d="M52250 34125h1000" svg:viewBox="0 0 1001 1">
          <text:p/>
        </draw:connector>
        <draw:custom-shape draw:style-name="gr74" draw:text-style-name="P3" xml:id="id134" draw:id="id134" draw:layer="layout" svg:width="15.75cm" svg:height="3.75cm" svg:x="54cm" svg:y="46.75cm">
          <text:p text:style-name="P3">Говорит с Медсестрой на </text:p>
          <text:p text:style-name="P3">Отвл. Тему;</text:p>
          <text:p text:style-name="P3">Предлагает ей остаться на обед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9" draw:text-style-name="P5" draw:layer="layout" svg:x1="69.75cm" svg:y1="48.625cm" svg:x2="71.5cm" svg:y2="48.625cm" draw:start-shape="id134" draw:start-glue-point="1" draw:end-shape="id139" draw:end-glue-point="3" svg:d="M69750 48625h1750" svg:viewBox="0 0 1751 1">
          <text:p/>
        </draw:connector>
        <draw:custom-shape draw:style-name="gr75" draw:text-style-name="P3" xml:id="id140" draw:id="id140" draw:layer="layout" svg:width="18.5cm" svg:height="3.75cm" svg:x="70.5cm" svg:y="32.25cm">
          <text:p text:style-name="P3"><text:span text:style-name="T2">Остаётся на обед (игровая комната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6" draw:text-style-name="P5" draw:layer="layout" svg:x1="69cm" svg:y1="34.125cm" svg:x2="70.5cm" svg:y2="34.125cm" draw:start-shape="id138" draw:start-glue-point="1" draw:end-shape="id140" draw:end-glue-point="3" svg:d="M69000 34125h1500" svg:viewBox="0 0 1501 1">
          <text:p/>
        </draw:connector>
        <draw:custom-shape draw:style-name="gr67" draw:text-style-name="P3" xml:id="id141" draw:id="id141" draw:layer="layout" svg:width="7.5cm" svg:height="3.75cm" svg:x="90.75cm" svg:y="69.75cm">
          <text:p text:style-name="P3">Встречается с</text:p>
          <text:p text:style-name="P3">медсестрой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7" draw:text-style-name="P5" draw:layer="layout" svg:x1="89.5cm" svg:y1="71.625cm" svg:x2="90.75cm" svg:y2="71.625cm" draw:start-shape="id133" draw:start-glue-point="1" draw:end-shape="id141" draw:end-glue-point="3" svg:d="M89500 71625h1250" svg:viewBox="0 0 1251 1">
          <text:p/>
        </draw:connector>
        <draw:custom-shape draw:style-name="gr78" draw:text-style-name="P3" xml:id="id142" draw:id="id142" draw:layer="layout" svg:width="12.5cm" svg:height="3.75cm" svg:x="90.25cm" svg:y="32.25cm">
          <text:p text:style-name="P3">Встречается с ГГ</text:p>
          <text:p text:style-name="P3">И просит его помочь</text:p>
          <text:p text:style-name="P3">Найти ей её сумку</text:p>
          <text:p text:style-name="P3">(введение в игровую </text:p>
          <text:p text:style-name="P3">механику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9" draw:text-style-name="P5" draw:layer="layout" svg:x1="89cm" svg:y1="34.125cm" svg:x2="90.25cm" svg:y2="34.125cm" draw:start-shape="id140" draw:start-glue-point="1" draw:end-shape="id142" draw:end-glue-point="3" svg:d="M89000 34125h1250" svg:viewBox="0 0 1251 1">
          <text:p/>
        </draw:connector>
        <draw:custom-shape draw:style-name="gr39" draw:text-style-name="P3" xml:id="id144" draw:id="id144" draw:layer="layout" svg:width="5.75cm" svg:height="3.75cm" svg:x="99cm" svg:y="69.75cm">
          <text:p text:style-name="P3">Ищет сумку </text:p>
          <text:p text:style-name="P3">Медсестры</text:p>
          <text:p text:style-name="P3">(по пути встречает</text:p>
          <text:p text:style-name="P3">Бена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" xml:id="id143" draw:id="id143" draw:layer="layout" svg:width="22cm" svg:height="5cm" svg:x="85.25cm" svg:y="51.25cm">
          <text:p text:style-name="P3">В проходе под кухней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1" draw:text-style-name="P5" draw:layer="layout" svg:x1="84.5cm" svg:y1="53.75cm" svg:x2="85.25cm" svg:y2="53.75cm" draw:start-shape="id131" draw:start-glue-point="1" draw:end-shape="id143" draw:end-glue-point="3" svg:d="M84500 53750h750" svg:viewBox="0 0 751 1">
          <text:p/>
        </draw:connector>
        <draw:connector draw:style-name="gr82" draw:text-style-name="P5" draw:layer="layout" svg:x1="98.25cm" svg:y1="71.625cm" svg:x2="99cm" svg:y2="71.625cm" draw:start-shape="id141" draw:start-glue-point="1" draw:end-shape="id144" draw:end-glue-point="3" svg:d="M98250 71625h750" svg:viewBox="0 0 751 1">
          <text:p/>
        </draw:connector>
        <draw:custom-shape draw:style-name="gr83" draw:text-style-name="P3" xml:id="id145" draw:id="id145" draw:layer="layout" svg:width="12cm" svg:height="3.75cm" svg:x="94.5cm" svg:y="63cm">
          <text:p text:style-name="P3">Идет в на столовую.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4" draw:text-style-name="P5" draw:layer="layout" svg:x1="92.764cm" svg:y1="64.882cm" svg:x2="94.5cm" svg:y2="64.875cm" draw:start-shape="id126" draw:start-glue-point="1" draw:end-shape="id145" draw:end-glue-point="3" svg:d="M92764 64882h868v-7h868" svg:viewBox="0 0 1737 8">
          <text:p/>
        </draw:connector>
        <draw:custom-shape draw:style-name="gr85" draw:text-style-name="P3" xml:id="id153" draw:id="id153" draw:layer="layout" svg:width="9.25cm" svg:height="3.75cm" svg:x="89.5cm" svg:y="42.5cm">
          <text:p text:style-name="P3">Идет в столовую;</text:p>
          <text:p text:style-name="P3">Айзек просит её проверить </text:p>
          <text:p text:style-name="P3">Комнату повара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6" draw:text-style-name="P5" draw:layer="layout" svg:x1="76.75cm" svg:y1="44.375cm" svg:x2="81.25cm" svg:y2="44.375cm" draw:start-shape="id121" draw:start-glue-point="1" draw:end-shape="id146" draw:end-glue-point="3" svg:d="M76750 44375h4500" svg:viewBox="0 0 4501 1">
          <text:p/>
        </draw:connector>
        <draw:custom-shape draw:style-name="gr129" draw:text-style-name="P3" xml:id="id147" draw:id="id147" draw:layer="layout" svg:width="4.5cm" svg:height="3.75cm" svg:x="84.25cm" svg:y="46.75cm">
          <text:p text:style-name="P3">Идет на кухню,</text:p>
          <text:p text:style-name="P3">А затем в </text:p>
          <text:p text:style-name="P3">столовую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0" draw:text-style-name="P5" draw:layer="layout" svg:x1="78.75cm" svg:y1="48.625cm" svg:x2="84.25cm" svg:y2="48.625cm" draw:start-shape="id139" draw:start-glue-point="1" draw:end-shape="id147" draw:end-glue-point="3" svg:d="M78750 48625h5500" svg:viewBox="0 0 5501 1">
          <text:p/>
        </draw:connector>
        <draw:custom-shape draw:style-name="gr87" draw:text-style-name="P3" xml:id="id148" draw:id="id148" draw:layer="layout" svg:width="7.75cm" svg:height="3.75cm" svg:x="89.75cm" svg:y="46.75cm">
          <text:p text:style-name="P3">Сообшает Эмили,</text:p>
          <text:p text:style-name="P3">Что повара на </text:p>
          <text:p text:style-name="P3">кухне нет и просит</text:p>
          <text:p text:style-name="P3">Её проверить его </text:p>
          <text:p text:style-name="P3">комнату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8" draw:text-style-name="P5" draw:layer="layout" svg:x1="88.75cm" svg:y1="48.625cm" svg:x2="89.75cm" svg:y2="48.625cm" draw:start-shape="id147" draw:start-glue-point="1" draw:end-shape="id148" draw:end-glue-point="3" svg:d="M88750 48625h1000" svg:viewBox="0 0 1001 1">
          <text:p/>
        </draw:connector>
        <draw:custom-shape draw:style-name="gr89" draw:text-style-name="P3" xml:id="id149" draw:id="id149" draw:layer="layout" svg:width="21.5cm" svg:height="3.75cm" svg:x="51.75cm" svg:y="27.25cm">
          <text:p text:style-name="P3"><text:span text:style-name="T2">Ждёт в библиотек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5" draw:layer="layout" svg:x1="50.75cm" svg:y1="29.125cm" svg:x2="51.75cm" svg:y2="29.125cm" draw:start-shape="id129" draw:start-glue-point="1" draw:end-shape="id149" draw:end-glue-point="3" svg:d="M50750 29125h1000" svg:viewBox="0 0 1001 1">
          <text:p/>
        </draw:connector>
        <draw:custom-shape draw:style-name="gr7" draw:text-style-name="P3" xml:id="id152" draw:id="id152" draw:layer="layout" svg:width="7.25cm" svg:height="3.75cm" svg:x="74.25cm" svg:y="27.25cm">
          <text:p text:style-name="P3"><text:span text:style-name="T2">Говорит с Ричардом</text:span></text:p>
          <text:p text:style-name="P3"><text:span text:style-name="T2">(Кто-то из копов убил, </text:span></text:p>
          <text:p text:style-name="P3"><text:span text:style-name="T2">ОД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" xml:id="id151" draw:id="id151" draw:layer="layout" svg:width="9.25cm" svg:height="3.75cm" svg:x="103.75cm" svg:y="37.75cm">
          <text:p text:style-name="P3">Идет в столовую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1" draw:text-style-name="P5" draw:layer="layout" svg:x1="95cm" svg:y1="39.625cm" svg:x2="103.75cm" svg:y2="39.625cm" draw:start-shape="id150" draw:start-glue-point="0" draw:end-shape="id151" draw:end-glue-point="3" svg:d="M95000 39625h8750" svg:viewBox="0 0 8751 1">
          <text:p/>
        </draw:connector>
        <draw:connector draw:style-name="gr92" draw:text-style-name="P5" draw:layer="layout" svg:x1="73.25cm" svg:y1="29.125cm" svg:x2="74.25cm" svg:y2="29.125cm" draw:start-shape="id149" draw:start-glue-point="1" draw:end-shape="id152" draw:end-glue-point="3" svg:d="M73250 29125h1000" svg:viewBox="0 0 1001 1">
          <text:p/>
        </draw:connector>
        <draw:custom-shape draw:style-name="gr93" draw:text-style-name="P3" xml:id="id154" draw:id="id154" draw:layer="layout" svg:width="9cm" svg:height="3.75cm" svg:x="103.5cm" svg:y="42.5cm">
          <text:p text:style-name="P3">Идет в комнату повара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4" draw:text-style-name="P5" draw:layer="layout" svg:x1="98.75cm" svg:y1="44.375cm" svg:x2="103.5cm" svg:y2="44.375cm" draw:start-shape="id153" draw:start-glue-point="1" draw:end-shape="id154" draw:end-glue-point="3" svg:d="M98750 44375h4750" svg:viewBox="0 0 4751 1">
          <text:p/>
        </draw:connector>
        <draw:custom-shape draw:style-name="gr78" draw:text-style-name="P3" xml:id="id155" draw:id="id155" draw:layer="layout" svg:width="12.5cm" svg:height="3.75cm" svg:x="82.75cm" svg:y="27.25cm">
          <text:p text:style-name="P3"><text:span text:style-name="T2">Идет в выделенную ей</text:span></text:p>
          <text:p text:style-name="P3"><text:span text:style-name="T2">Комнату</text:span></text:p>
          <text:p text:style-name="P3"><text:span text:style-name="T2">(у неё нет вещей!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5" draw:text-style-name="P5" draw:layer="layout" svg:x1="81.5cm" svg:y1="29.125cm" svg:x2="82.75cm" svg:y2="29.125cm" draw:start-shape="id152" draw:start-glue-point="1" draw:end-shape="id155" draw:end-glue-point="3" svg:d="M81500 29125h1250" svg:viewBox="0 0 1251 1">
          <text:p/>
        </draw:connector>
        <draw:custom-shape draw:style-name="gr96" draw:text-style-name="P3" xml:id="id156" draw:id="id156" draw:layer="layout" svg:width="9.75cm" svg:height="3.75cm" svg:x="102.75cm" svg:y="27.25cm">
          <text:p text:style-name="P3"><text:span text:style-name="T2">Идет в столовую</text:span></text:p>
          <text:p text:style-name="P3"><text:span text:style-name="T2">На обе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7" draw:text-style-name="P5" draw:layer="layout" svg:x1="95.25cm" svg:y1="29.125cm" svg:x2="102.75cm" svg:y2="29.125cm" draw:start-shape="id155" draw:start-glue-point="1" draw:end-shape="id156" draw:end-glue-point="3" svg:d="M95250 29125h7500" svg:viewBox="0 0 7501 1">
          <text:p/>
        </draw:connector>
        <draw:custom-shape draw:style-name="gr67" draw:text-style-name="P3" xml:id="id157" draw:id="id157" draw:layer="layout" svg:width="7.5cm" svg:height="3.75cm" svg:x="105.5cm" svg:y="32.25cm">
          <text:p text:style-name="P3">Идет в столовую</text:p>
          <text:p text:style-name="P3">Вместе с ГГ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8" draw:text-style-name="P5" draw:layer="layout" svg:x1="102.75cm" svg:y1="34.125cm" svg:x2="105.5cm" svg:y2="34.125cm" draw:start-shape="id142" draw:start-glue-point="1" draw:end-shape="id157" draw:end-glue-point="3" svg:d="M102750 34125h2750" svg:viewBox="0 0 2751 1">
          <text:p/>
        </draw:connector>
        <draw:custom-shape draw:style-name="gr72" draw:text-style-name="P3" xml:id="id158" draw:id="id158" draw:layer="layout" svg:width="7.25cm" svg:height="8.25cm" svg:x="66.5cm" svg:y="16.75cm">
          <text:p text:style-name="P3">Встречаются с </text:p>
          <text:p text:style-name="P3">Ричардом; просят его</text:p>
          <text:p text:style-name="P3">Разрешить им остаться в</text:p>
          <text:p text:style-name="P3">Особняке на ночь для </text:p>
          <text:p text:style-name="P3">расследования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3" xml:id="id159" draw:id="id159" draw:layer="layout" svg:width="17.5cm" svg:height="3.75cm" svg:x="75.25cm" svg:y="16.75cm">
          <text:p text:style-name="P3">Идет в отведённую ему комнату;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3" xml:id="id160" draw:id="id160" draw:layer="layout" svg:width="20.75cm" svg:height="3.75cm" svg:x="75.25cm" svg:y="21.25cm">
          <text:p text:style-name="P3">Идет в отведённую ему комнату; распаковывает вещи. Обнаруживает</text:p>
          <text:p text:style-name="P3"><text:s/>секретный проход в комнате. Решает осмотреть его позже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1" draw:text-style-name="P5" draw:layer="layout" svg:x1="73.75cm" svg:y1="20.875cm" svg:x2="75.25cm" svg:y2="18.625cm" draw:start-shape="id158" draw:start-glue-point="1" draw:end-shape="id159" draw:end-glue-point="3" svg:d="M73750 20875h789v-2250h711" svg:viewBox="0 0 1501 2251">
          <text:p/>
        </draw:connector>
        <draw:connector draw:style-name="gr102" draw:text-style-name="P5" draw:layer="layout" svg:x1="73.75cm" svg:y1="20.875cm" svg:x2="75.25cm" svg:y2="23.125cm" draw:start-shape="id158" draw:start-glue-point="1" draw:end-shape="id160" draw:end-glue-point="3" svg:d="M73750 20875h789v2250h711" svg:viewBox="0 0 1501 2251">
          <text:p/>
        </draw:connector>
        <draw:custom-shape draw:style-name="gr103" draw:text-style-name="P3" xml:id="id161" draw:id="id161" draw:layer="layout" svg:width="8.25cm" svg:height="3.75cm" svg:x="93.25cm" svg:y="16.75cm">
          <text:p text:style-name="P3"><text:span text:style-name="T2">Идет на осмотр</text:span></text:p>
          <text:p text:style-name="P3"><text:span text:style-name="T2">особняк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4" draw:text-style-name="P5" draw:layer="layout" svg:x1="92.75cm" svg:y1="18.625cm" svg:x2="93.25cm" svg:y2="18.625cm" draw:start-shape="id159" draw:start-glue-point="1" draw:end-shape="id161" draw:end-glue-point="3" svg:d="M92750 18625h500" svg:viewBox="0 0 501 1">
          <text:p/>
        </draw:connector>
        <draw:line draw:style-name="gr23" draw:text-style-name="P6" draw:layer="layout" svg:x1="121cm" svg:y1="0.25cm" svg:x2="121cm" svg:y2="122cm">
          <text:p/>
        </draw:line>
        <draw:custom-shape draw:style-name="gr7" draw:text-style-name="P3" xml:id="id162" draw:id="id162" draw:layer="layout" svg:width="7.25cm" svg:height="3.75cm" svg:x="99cm" svg:y="46.75cm">
          <text:p text:style-name="P3">Ждет в столовой с </text:p>
          <text:p text:style-name="P3">остальными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5" draw:text-style-name="P5" draw:layer="layout" svg:x1="97.5cm" svg:y1="48.625cm" svg:x2="99cm" svg:y2="48.625cm" draw:start-shape="id148" draw:start-glue-point="1" draw:end-shape="id162" draw:end-glue-point="3" svg:d="M97500 48625h1500" svg:viewBox="0 0 1501 1">
          <text:p/>
        </draw:connector>
        <draw:line draw:style-name="gr23" draw:text-style-name="P5" draw:layer="layout" svg:x1="94.75cm" svg:y1="59.75cm" svg:x2="595.75cm" svg:y2="59.75cm">
          <text:p/>
        </draw:line>
        <draw:custom-shape draw:style-name="gr106" draw:text-style-name="P3" xml:id="id163" draw:id="id163" draw:layer="layout" svg:width="4.75cm" svg:height="3.75cm" svg:x="96.75cm" svg:y="21.25cm">
          <text:p text:style-name="P3"><text:span text:style-name="T2">Идет на осмотр</text:span></text:p>
          <text:p text:style-name="P3"><text:span text:style-name="T2">особняк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7" draw:text-style-name="P5" draw:layer="layout" svg:x1="96cm" svg:y1="23.125cm" svg:x2="96.75cm" svg:y2="23.125cm" draw:start-shape="id160" draw:start-glue-point="1" draw:end-shape="id163" draw:end-glue-point="3" svg:d="M96000 23125h750" svg:viewBox="0 0 751 1">
          <text:p/>
        </draw:connector>
        <draw:custom-shape draw:style-name="gr108" draw:text-style-name="P3" xml:id="id164" draw:id="id164" draw:layer="layout" svg:width="10cm" svg:height="3.75cm" svg:x="102.5cm" svg:y="16.75cm">
          <text:p text:style-name="P3"><text:span text:style-name="T2">Идет в столовую</text:span></text:p>
          <text:p text:style-name="P3"><text:span text:style-name="T2">На обе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" xml:id="id165" draw:id="id165" draw:layer="layout" svg:width="10cm" svg:height="3.75cm" svg:x="102.5cm" svg:y="21.25cm">
          <text:p text:style-name="P3"><text:span text:style-name="T2">Идет в столовую</text:span></text:p>
          <text:p text:style-name="P3"><text:span text:style-name="T2">На обе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5" draw:layer="layout" svg:x1="101.5cm" svg:y1="18.625cm" svg:x2="102.5cm" svg:y2="18.625cm" draw:start-shape="id161" draw:start-glue-point="1" draw:end-shape="id164" draw:end-glue-point="3" svg:d="M101500 18625h1000" svg:viewBox="0 0 1001 1">
          <text:p/>
        </draw:connector>
        <draw:connector draw:style-name="gr110" draw:text-style-name="P5" draw:layer="layout" svg:x1="101.5cm" svg:y1="23.125cm" svg:x2="102.5cm" svg:y2="23.125cm" draw:start-shape="id163" draw:start-glue-point="1" draw:end-shape="id165" draw:end-glue-point="3" svg:d="M101500 23125h1000" svg:viewBox="0 0 1001 1">
          <text:p/>
        </draw:connector>
        <draw:custom-shape draw:style-name="gr67" draw:text-style-name="P3" xml:id="id166" draw:id="id166" draw:layer="layout" svg:width="7.5cm" svg:height="3.75cm" svg:x="105.5cm" svg:y="69.75cm">
          <text:p text:style-name="P3">Возвращается в </text:p>
          <text:p text:style-name="P3">Столовую с медсестрой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1" draw:text-style-name="P5" draw:layer="layout" svg:x1="104.75cm" svg:y1="71.625cm" svg:x2="105.5cm" svg:y2="71.625cm" draw:start-shape="id144" draw:start-glue-point="1" draw:end-shape="id166" draw:end-glue-point="3" svg:d="M104750 71625h750" svg:viewBox="0 0 751 1">
          <text:p/>
        </draw:connector>
        <draw:custom-shape draw:style-name="gr42" draw:text-style-name="P3" xml:id="id169" draw:id="id169" draw:layer="layout" svg:width="6.5cm" svg:height="3.75cm" svg:x="107cm" svg:y="63cm">
          <text:p text:style-name="P3">Интересуется, почему</text:p>
          <text:p text:style-name="P3">До сих пор нет обед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" xml:id="id167" draw:id="id167" draw:layer="layout" svg:width="5.5cm" svg:height="3.75cm" svg:x="107.5cm" svg:y="46.75cm">
          <text:p text:style-name="P3">Говорит Ричарду,</text:p>
          <text:p text:style-name="P3">Что Эмили пошла </text:p>
          <text:p text:style-name="P3">Искать повара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3" draw:text-style-name="P5" draw:layer="layout" svg:x1="106.25cm" svg:y1="48.625cm" svg:x2="107.5cm" svg:y2="48.625cm" draw:start-shape="id162" draw:start-glue-point="1" draw:end-shape="id167" draw:end-glue-point="3" svg:d="M106250 48625h1250" svg:viewBox="0 0 1251 1">
          <text:p/>
        </draw:connector>
        <draw:custom-shape draw:style-name="gr21" draw:text-style-name="P3" xml:id="id168" draw:id="id168" draw:layer="layout" svg:width="7.25cm" svg:height="5cm" svg:x="108.5cm" svg:y="51.25cm">
          <text:p text:style-name="P3">Ходит в проходах, её </text:p>
          <text:p text:style-name="P3">Слышно и все пугаются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4" draw:text-style-name="P5" draw:layer="layout" svg:x1="107.25cm" svg:y1="53.75cm" svg:x2="108.5cm" svg:y2="53.75cm" draw:start-shape="id143" draw:start-glue-point="1" draw:end-shape="id168" draw:end-glue-point="3" svg:d="M107250 53750h1250" svg:viewBox="0 0 1251 1">
          <text:p/>
        </draw:connector>
        <draw:connector draw:style-name="gr115" draw:text-style-name="P5" draw:layer="layout" svg:x1="106.5cm" svg:y1="64.875cm" svg:x2="107cm" svg:y2="64.875cm" draw:start-shape="id145" draw:start-glue-point="1" draw:end-shape="id169" draw:end-glue-point="3" svg:d="M106500 64875h500" svg:viewBox="0 0 501 1">
          <text:p/>
        </draw:connector>
        <draw:custom-shape draw:style-name="gr116" draw:text-style-name="P3" xml:id="id170" draw:id="id170" draw:layer="layout" svg:width="6cm" svg:height="3.75cm" svg:x="114.5cm" svg:y="42.5cm">
          <text:p text:style-name="P3">Обнаруживает тело</text:p>
          <text:p text:style-name="P3">(ААААААААААААА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7" draw:text-style-name="P5" draw:layer="layout" svg:x1="112.5cm" svg:y1="44.375cm" svg:x2="114.5cm" svg:y2="44.375cm" draw:start-shape="id154" draw:start-glue-point="1" draw:end-shape="id170" draw:end-glue-point="3" svg:d="M112500 44375h2000" svg:viewBox="0 0 2001 1">
          <text:p/>
        </draw:connector>
        <draw:custom-shape draw:style-name="gr42" draw:text-style-name="P3" xml:id="id172" draw:id="id172" draw:layer="layout" svg:width="6.5cm" svg:height="3.75cm" svg:x="114.5cm" svg:y="69.75cm">
          <text:p text:style-name="P3">Слышит крик Эмили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" xml:id="id171" draw:id="id171" draw:layer="layout" svg:width="6.5cm" svg:height="3.75cm" svg:x="114.5cm" svg:y="63cm">
          <text:p text:style-name="P3">Слышит крик Эмили</text:p>
          <text:p text:style-name="P3">Делает вид, что </text:p>
          <text:p text:style-name="P3">испугался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8" draw:text-style-name="P5" draw:layer="layout" svg:x1="113.5cm" svg:y1="64.875cm" svg:x2="114.5cm" svg:y2="64.875cm" draw:start-shape="id169" draw:start-glue-point="1" draw:end-shape="id171" draw:end-glue-point="3" svg:d="M113500 64875h1000" svg:viewBox="0 0 1001 1">
          <text:p/>
        </draw:connector>
        <draw:connector draw:style-name="gr119" draw:text-style-name="P5" draw:layer="layout" svg:x1="113cm" svg:y1="71.625cm" svg:x2="114.5cm" svg:y2="71.625cm" draw:start-shape="id166" draw:start-glue-point="1" draw:end-shape="id172" draw:end-glue-point="3" svg:d="M113000 71625h1500" svg:viewBox="0 0 1501 1">
          <text:p/>
        </draw:connector>
        <draw:custom-shape draw:style-name="gr42" draw:text-style-name="P3" xml:id="id174" draw:id="id174" draw:layer="layout" svg:width="6.5cm" svg:height="3.75cm" svg:x="114.5cm" svg:y="46.75cm">
          <text:p text:style-name="P3">Слышит крик Эмили,</text:p>
          <text:p text:style-name="P3">Узнает её голос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" draw:layer="layout" svg:width="6.5cm" svg:height="3.75cm" svg:x="114.5cm" svg:y="69.75cm">
          <text:p text:style-name="P3">Слышит крик Эмили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3" xml:id="id173" draw:id="id173" draw:layer="layout" svg:width="4.5cm" svg:height="4cm" svg:x="116.5cm" svg:y="51.75cm">
          <text:p text:style-name="P3">Слышит крик </text:p>
          <text:p text:style-name="P3">Эмили,</text:p>
          <text:p text:style-name="P3">Пугается,</text:p>
          <text:p text:style-name="P3">Убегает и </text:p>
          <text:p text:style-name="P3">пугает всех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1" draw:text-style-name="P5" draw:layer="layout" svg:x1="115.75cm" svg:y1="53.75cm" svg:x2="116.5cm" svg:y2="53.75cm" draw:start-shape="id168" draw:start-glue-point="1" draw:end-shape="id173" draw:end-glue-point="3" svg:d="M115750 53750h750" svg:viewBox="0 0 751 1">
          <text:p/>
        </draw:connector>
        <draw:connector draw:style-name="gr122" draw:text-style-name="P5" draw:layer="layout" svg:x1="113cm" svg:y1="48.625cm" svg:x2="114.5cm" svg:y2="48.625cm" draw:start-shape="id167" draw:start-glue-point="1" draw:end-shape="id174" draw:end-glue-point="3" svg:d="M113000 48625h1500" svg:viewBox="0 0 1501 1">
          <text:p/>
        </draw:connector>
        <draw:custom-shape draw:style-name="gr42" draw:text-style-name="P3" xml:id="id179" draw:id="id179" draw:layer="layout" svg:width="6.5cm" svg:height="3.75cm" svg:x="114.5cm" svg:y="37.75cm">
          <text:p text:style-name="P3">Слышит крик Эмили,</text:p>
          <text:p text:style-name="P3">пугается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" xml:id="id178" draw:id="id178" draw:layer="layout" svg:width="6.5cm" svg:height="3.75cm" svg:x="114.5cm" svg:y="32.25cm">
          <text:p text:style-name="P3">Слышит крик Эмили,</text:p>
          <text:p text:style-name="P3">пугается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" xml:id="id177" draw:id="id177" draw:layer="layout" svg:width="6.5cm" svg:height="3.75cm" svg:x="114.5cm" svg:y="27.25cm">
          <text:p text:style-name="P3">Слышит крик Эмили,</text:p>
          <text:p text:style-name="P3">пугается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" xml:id="id175" draw:id="id175" draw:layer="layout" svg:width="6.5cm" svg:height="3.75cm" svg:x="114.5cm" svg:y="16.75cm">
          <text:p text:style-name="P3">Слышит крик Эмили,</text:p>
          <text:p text:style-name="P3">настораживается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" xml:id="id176" draw:id="id176" draw:layer="layout" svg:width="6.5cm" svg:height="3.75cm" svg:x="114.5cm" svg:y="21.25cm">
          <text:p text:style-name="P3">Слышит крик Эмили,</text:p>
          <text:p text:style-name="P3">Решает пойти за ней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3" draw:text-style-name="P5" draw:layer="layout" svg:x1="112.5cm" svg:y1="18.625cm" svg:x2="114.5cm" svg:y2="18.625cm" draw:start-shape="id164" draw:start-glue-point="1" draw:end-shape="id175" draw:end-glue-point="3" svg:d="M112500 18625h2000" svg:viewBox="0 0 2001 1">
          <text:p/>
        </draw:connector>
        <draw:connector draw:style-name="gr124" draw:text-style-name="P5" draw:layer="layout" svg:x1="112.5cm" svg:y1="23.125cm" svg:x2="114.5cm" svg:y2="23.125cm" draw:start-shape="id165" draw:start-glue-point="1" draw:end-shape="id176" draw:end-glue-point="3" svg:d="M112500 23125h2000" svg:viewBox="0 0 2001 1">
          <text:p/>
        </draw:connector>
        <draw:connector draw:style-name="gr125" draw:text-style-name="P5" draw:layer="layout" svg:x1="112.5cm" svg:y1="29.125cm" svg:x2="114.5cm" svg:y2="29.125cm" draw:start-shape="id156" draw:start-glue-point="1" draw:end-shape="id177" draw:end-glue-point="3" svg:d="M112500 29125h2000" svg:viewBox="0 0 2001 1">
          <text:p/>
        </draw:connector>
        <draw:connector draw:style-name="gr126" draw:text-style-name="P5" draw:layer="layout" svg:x1="113cm" svg:y1="34.125cm" svg:x2="114.5cm" svg:y2="34.125cm" draw:start-shape="id157" draw:start-glue-point="1" draw:end-shape="id178" draw:end-glue-point="3" svg:d="M113000 34125h1500" svg:viewBox="0 0 1501 1">
          <text:p/>
        </draw:connector>
        <draw:connector draw:style-name="gr127" draw:text-style-name="P5" draw:layer="layout" svg:x1="113cm" svg:y1="39.625cm" svg:x2="114.5cm" svg:y2="39.625cm" draw:start-shape="id151" draw:start-glue-point="1" draw:end-shape="id179" draw:end-glue-point="3" svg:d="M113000 39625h1500" svg:viewBox="0 0 1501 1">
          <text:p/>
        </draw:connector>
        <draw:custom-shape draw:style-name="gr128" draw:text-style-name="P3" xml:id="id146" draw:id="id146" draw:layer="layout" svg:width="6.75cm" svg:height="3.75cm" svg:x="81.25cm" svg:y="42.5cm">
          <text:p text:style-name="P3">Идет к Бену по делам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6" draw:text-style-name="P5" draw:layer="layout" svg:x1="88cm" svg:y1="44.375cm" svg:x2="89.5cm" svg:y2="44.375cm" draw:start-shape="id146" draw:start-glue-point="1" draw:end-shape="id153" draw:end-glue-point="3" svg:d="M88000 44375h1500" svg:viewBox="0 0 1501 1">
          <text:p/>
        </draw:connector>
        <draw:custom-shape draw:style-name="gr129" draw:text-style-name="P3" draw:layer="layout" svg:width="4.5cm" svg:height="3.75cm" svg:x="84.25cm" svg:y="46.75cm">
          <text:p text:style-name="P3">Идет на кухню,</text:p>
          <text:p text:style-name="P3">А затем в </text:p>
          <text:p text:style-name="P3">столовую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" draw:layer="layout" svg:width="6.5cm" svg:height="3.75cm" svg:x="114.5cm" svg:y="69.75cm">
          <text:p text:style-name="P3">Слышит крик Эмили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" draw:display-name="Arrowheads 8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Arrowheads_20_94" draw:display-name="Arrowheads 94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text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text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text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text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title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Object_20_with_20_no_20_fill_20_and_20_no_20_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0.5cm" fo:margin-right="0.5cm" fo:page-width="600cm" fo:page-height="30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3.1$Windows_X86_64 LibreOffice_project/d7547858d014d4cf69878db179d326fc3483e082</meta:generator>
    <dc:date>2020-12-26T07:03:52.551000000</dc:date>
    <meta:editing-duration>P11DT14H16M57S</meta:editing-duration>
    <meta:editing-cycles>211</meta:editing-cycles>
    <meta:document-statistic meta:object-count="388"/>
  </office:meta>
</office:document-meta>
</file>